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10 Pitch1" svg:font-family="'Courier 10 Pitch'"/>
    <style:font-face style:name="Liberation Serif2" svg:font-family="'Liberation Serif'" style:font-family-generic="roman"/>
    <style:font-face style:name="FreeSans1" svg:font-family="FreeSans" style:font-family-generic="swiss"/>
    <style:font-face style:name="Courier 10 Pitch" svg:font-family="'Courier 10 Pitch'"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au2" style:family="table">
      <style:table-properties style:width="8.802cm" table:align="left" style:may-break-between-rows="false" style:writing-mode="page"/>
    </style:style>
    <style:style style:name="Tableau2.A" style:family="table-column">
      <style:table-column-properties style:column-width="1.199cm"/>
    </style:style>
    <style:style style:name="Tableau2.B" style:family="table-column">
      <style:table-column-properties style:column-width="1.094cm"/>
    </style:style>
    <style:style style:name="Tableau2.C" style:family="table-column">
      <style:table-column-properties style:column-width="6.509cm"/>
    </style:style>
    <style:style style:name="Tableau2.A1" style:family="table-cell">
      <style:table-cell-properties fo:padding="0.097cm" fo:border-left="0.05pt solid #000000" fo:border-right="none" fo:border-top="0.05pt solid #000000" fo:border-bottom="none"/>
    </style:style>
    <style:style style:name="Tableau2.B1" style:family="table-cell">
      <style:table-cell-properties fo:padding="0.097cm" fo:border-left="none" fo:border-right="none" fo:border-top="0.05pt solid #000000" fo:border-bottom="none"/>
    </style:style>
    <style:style style:name="Tableau2.C1" style:family="table-cell">
      <style:table-cell-properties fo:padding="0.097cm" fo:border-left="none" fo:border-right="0.05pt solid #000000" fo:border-top="0.05pt solid #000000" fo:border-bottom="none"/>
    </style:style>
    <style:style style:name="Tableau2.A2" style:family="table-cell">
      <style:table-cell-properties fo:padding="0.097cm" fo:border-left="0.05pt solid #000000" fo:border-right="none" fo:border-top="none" fo:border-bottom="none"/>
    </style:style>
    <style:style style:name="Tableau2.B2" style:family="table-cell">
      <style:table-cell-properties fo:padding="0.097cm" fo:border="none"/>
    </style:style>
    <style:style style:name="Tableau2.C2" style:family="table-cell">
      <style:table-cell-properties fo:padding="0.097cm" fo:border-left="none" fo:border-right="0.05pt solid #000000" fo:border-top="none" fo:border-bottom="none"/>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none" fo:border-right="none" fo:border-top="none" fo:border-bottom="0.05pt solid #000000"/>
    </style:style>
    <style:style style:name="Tableau2.C8" style:family="table-cell">
      <style:table-cell-properties fo:padding="0.097cm" fo:border-left="none" fo:border-right="0.05pt solid #000000" fo:border-top="none" fo:border-bottom="0.05pt solid #000000"/>
    </style:style>
    <style:style style:name="Tableau1" style:family="table">
      <style:table-properties style:width="17.013cm" fo:margin-left="0cm" table:align="left" style:may-break-between-rows="false"/>
    </style:style>
    <style:style style:name="Tableau1.A" style:family="table-column">
      <style:table-column-properties style:column-width="7.091cm"/>
    </style:style>
    <style:style style:name="Tableau1.B" style:family="table-column">
      <style:table-column-properties style:column-width="9.92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none"/>
    </style:style>
    <style:style style:name="Tableau1.B2" style:family="table-cell">
      <style:table-cell-properties fo:padding="0.097cm" fo:border-left="0.05pt solid #000000" fo:border-right="0.05pt solid #000000" fo:border-top="none" fo:border-bottom="none"/>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fo:font-style="normal" officeooo:rsid="000c64a5" officeooo:paragraph-rsid="0028dd96" style:font-style-asian="normal" style:font-style-complex="normal"/>
    </style:style>
    <style:style style:name="P3" style:family="paragraph" style:parent-style-name="Text_20_body">
      <style:paragraph-properties fo:text-align="justify" style:justify-single-word="false"/>
      <style:text-properties fo:font-style="normal" officeooo:rsid="000c64a5" officeooo:paragraph-rsid="000c64a5" style:font-style-asian="normal" style:font-style-complex="normal"/>
    </style:style>
    <style:style style:name="P4" style:family="paragraph" style:parent-style-name="Text_20_body">
      <style:text-properties fo:font-style="normal" officeooo:rsid="002e4f84" officeooo:paragraph-rsid="002e4f84" style:font-style-asian="normal" style:font-style-complex="normal"/>
    </style:style>
    <style:style style:name="P5" style:family="paragraph" style:parent-style-name="Text_20_body">
      <style:text-properties fo:font-style="normal" officeooo:rsid="0020cdad" officeooo:paragraph-rsid="004354fd" style:font-style-asian="normal" style:font-style-complex="normal"/>
    </style:style>
    <style:style style:name="P6" style:family="paragraph" style:parent-style-name="Text_20_body">
      <style:paragraph-properties fo:text-align="justify" style:justify-single-word="false"/>
      <style:text-properties fo:font-style="normal" officeooo:rsid="004354fd" officeooo:paragraph-rsid="004354fd" style:font-style-asian="normal" style:font-style-complex="normal"/>
    </style:style>
    <style:style style:name="P7" style:family="paragraph" style:parent-style-name="Text_20_body">
      <style:text-properties officeooo:rsid="000aeb6c" officeooo:paragraph-rsid="000c64a5"/>
    </style:style>
    <style:style style:name="P8" style:family="paragraph" style:parent-style-name="Text_20_body">
      <style:text-properties style:font-name="Liberation Serif1" fo:font-weight="normal" officeooo:rsid="001c80b2" officeooo:paragraph-rsid="001c80b2" style:font-weight-asian="normal" style:font-weight-complex="normal"/>
    </style:style>
    <style:style style:name="P9" style:family="paragraph" style:parent-style-name="Text_20_body">
      <style:text-properties style:font-name="Liberation Serif1" fo:font-weight="normal" officeooo:rsid="0012fc57" officeooo:paragraph-rsid="0012fc57" style:font-weight-asian="normal" style:font-weight-complex="normal"/>
    </style:style>
    <style:style style:name="P10" style:family="paragraph" style:parent-style-name="Text_20_body">
      <style:paragraph-properties fo:text-align="justify" style:justify-single-word="false"/>
      <style:text-properties style:font-name="Liberation Serif1" fo:font-weight="normal" officeooo:rsid="0012fc57" officeooo:paragraph-rsid="0012fc57" style:font-weight-asian="normal" style:font-weight-complex="normal"/>
    </style:style>
    <style:style style:name="P11" style:family="paragraph" style:parent-style-name="Text_20_body">
      <style:paragraph-properties fo:text-align="justify" style:justify-single-word="false"/>
      <style:text-properties style:font-name="Liberation Serif1" fo:font-weight="normal" officeooo:rsid="0012f3cc" officeooo:paragraph-rsid="0012f3cc" style:font-weight-asian="normal" style:font-weight-complex="normal"/>
    </style:style>
    <style:style style:name="P12" style:family="paragraph" style:parent-style-name="Text_20_body">
      <style:text-properties style:font-name="Liberation Serif1" officeooo:rsid="001b0343" officeooo:paragraph-rsid="001b0343"/>
    </style:style>
    <style:style style:name="P13" style:family="paragraph" style:parent-style-name="Text_20_body">
      <style:text-properties style:font-name="Liberation Serif1" fo:font-style="normal" officeooo:rsid="002301d1" officeooo:paragraph-rsid="002301d1" style:font-style-asian="normal" style:font-style-complex="normal"/>
    </style:style>
    <style:style style:name="P14" style:family="paragraph" style:parent-style-name="Text_20_body">
      <style:text-properties style:font-name="Liberation Serif1" fo:font-size="11pt" officeooo:rsid="0037acdf" officeooo:paragraph-rsid="0037acdf" style:font-size-asian="11pt" style:font-size-complex="11pt"/>
    </style:style>
    <style:style style:name="P15" style:family="paragraph" style:parent-style-name="Text_20_body">
      <style:paragraph-properties fo:text-align="justify" style:justify-single-word="false"/>
      <style:text-properties style:font-name="Liberation Serif1" officeooo:rsid="00182868" officeooo:paragraph-rsid="00182868"/>
    </style:style>
    <style:style style:name="P16" style:family="paragraph" style:parent-style-name="Text_20_body">
      <style:paragraph-properties fo:text-align="justify" style:justify-single-word="false"/>
      <style:text-properties style:font-name="Liberation Serif1" officeooo:rsid="0042aa4e" officeooo:paragraph-rsid="0042aa4e"/>
    </style:style>
    <style:style style:name="P17" style:family="paragraph" style:parent-style-name="Text_20_body">
      <style:paragraph-properties fo:text-align="justify" style:justify-single-word="false"/>
      <style:text-properties style:font-name="Liberation Serif1" officeooo:rsid="0012f3cc" officeooo:paragraph-rsid="0042aa4e"/>
    </style:style>
    <style:style style:name="P18" style:family="paragraph" style:parent-style-name="Text_20_body">
      <style:paragraph-properties fo:text-align="justify" style:justify-single-word="false"/>
      <style:text-properties style:font-name="Liberation Serif1" officeooo:rsid="0012f3cc" officeooo:paragraph-rsid="0012f3cc"/>
    </style:style>
    <style:style style:name="P19" style:family="paragraph" style:parent-style-name="Text_20_body">
      <style:paragraph-properties fo:text-align="justify" style:justify-single-word="false"/>
      <style:text-properties style:font-name="Liberation Serif1" officeooo:rsid="002301d1" officeooo:paragraph-rsid="002301d1"/>
    </style:style>
    <style:style style:name="P20" style:family="paragraph" style:parent-style-name="Text_20_body">
      <style:text-properties style:font-name="Liberation Serif1" fo:font-size="12pt" officeooo:rsid="0045fedd" officeooo:paragraph-rsid="0045fedd" style:font-size-asian="12pt" style:font-size-complex="12pt"/>
    </style:style>
    <style:style style:name="P21" style:family="paragraph" style:parent-style-name="Text_20_body">
      <style:text-properties style:font-name="Liberation Serif1" fo:font-size="12pt" officeooo:rsid="0045fedd" officeooo:paragraph-rsid="0045fedd" style:font-size-asian="10.5pt" style:font-size-complex="12pt"/>
    </style:style>
    <style:style style:name="P22" style:family="paragraph" style:parent-style-name="Text_20_body">
      <style:paragraph-properties fo:text-align="justify" style:justify-single-word="false"/>
      <style:text-properties style:font-name="Liberation Serif1" fo:font-size="12pt" officeooo:rsid="0047b3ef" officeooo:paragraph-rsid="0047b3ef" style:font-size-asian="10.5pt" style:font-size-complex="12pt"/>
    </style:style>
    <style:style style:name="P23" style:family="paragraph" style:parent-style-name="Text_20_body">
      <style:text-properties style:font-name="Courier 10 Pitch" fo:font-size="14pt" officeooo:rsid="00146a59" officeooo:paragraph-rsid="00146a59" style:font-size-asian="14pt" style:font-size-complex="14pt"/>
    </style:style>
    <style:style style:name="P24" style:family="paragraph" style:parent-style-name="Text_20_body">
      <style:text-properties style:font-name="Courier 10 Pitch" fo:font-size="14pt" officeooo:rsid="00171d99" officeooo:paragraph-rsid="001b0343" style:font-size-asian="14pt" style:font-size-complex="14pt"/>
    </style:style>
    <style:style style:name="P25" style:family="paragraph" style:parent-style-name="Text_20_body">
      <style:text-properties style:font-name="Courier 10 Pitch" fo:font-size="14pt" officeooo:rsid="002301d1" officeooo:paragraph-rsid="0045fedd" style:font-size-asian="14pt" style:font-size-complex="14pt"/>
    </style:style>
    <style:style style:name="P26" style:family="paragraph" style:parent-style-name="Text_20_body">
      <style:text-properties style:font-name="Courier 10 Pitch" fo:font-size="14pt" officeooo:rsid="0045fedd" officeooo:paragraph-rsid="0045fedd" style:font-size-asian="14pt" style:font-size-complex="14pt"/>
    </style:style>
    <style:style style:name="P27" style:family="paragraph" style:parent-style-name="Text_20_body">
      <style:text-properties style:font-name="Courier 10 Pitch" officeooo:rsid="000aeb6c" officeooo:paragraph-rsid="000aeb6c"/>
    </style:style>
    <style:style style:name="P28" style:family="paragraph" style:parent-style-name="Text_20_body">
      <style:text-properties style:font-name="Courier 10 Pitch" fo:font-size="11pt" officeooo:rsid="002301d1" officeooo:paragraph-rsid="002301d1" style:font-size-asian="11pt" style:font-size-complex="11pt"/>
    </style:style>
    <style:style style:name="P29" style:family="paragraph" style:parent-style-name="Text_20_body">
      <style:paragraph-properties fo:text-align="justify" style:justify-single-word="false"/>
      <style:text-properties style:font-name="Courier 10 Pitch" fo:font-size="10pt" fo:font-style="normal" officeooo:rsid="004354fd" officeooo:paragraph-rsid="004354fd" style:font-size-asian="10pt" style:font-style-asian="normal" style:font-size-complex="10pt" style:font-style-complex="normal"/>
    </style:style>
    <style:style style:name="P30" style:family="paragraph" style:parent-style-name="Text_20_body">
      <style:text-properties officeooo:rsid="001107fe" officeooo:paragraph-rsid="001107fe"/>
    </style:style>
    <style:style style:name="P31" style:family="paragraph" style:parent-style-name="Text_20_body">
      <style:text-properties officeooo:rsid="001107fe" officeooo:paragraph-rsid="002c6900"/>
    </style:style>
    <style:style style:name="P32" style:family="paragraph" style:parent-style-name="Text_20_body">
      <style:paragraph-properties fo:text-align="justify" style:justify-single-word="false"/>
      <style:text-properties officeooo:rsid="001107fe" officeooo:paragraph-rsid="0028dd96"/>
    </style:style>
    <style:style style:name="P33" style:family="paragraph" style:parent-style-name="Text_20_body">
      <style:paragraph-properties fo:text-align="justify" style:justify-single-word="false"/>
      <style:text-properties officeooo:rsid="001107fe" officeooo:paragraph-rsid="001107fe"/>
    </style:style>
    <style:style style:name="P34" style:family="paragraph" style:parent-style-name="Text_20_body">
      <style:paragraph-properties fo:text-align="justify" style:justify-single-word="false"/>
      <style:text-properties officeooo:rsid="001107fe" officeooo:paragraph-rsid="002a8d54"/>
    </style:style>
    <style:style style:name="P35" style:family="paragraph" style:parent-style-name="Text_20_body">
      <style:text-properties officeooo:rsid="00141e09" officeooo:paragraph-rsid="00141e09"/>
    </style:style>
    <style:style style:name="P36" style:family="paragraph" style:parent-style-name="Text_20_body">
      <style:text-properties officeooo:rsid="00146a59" officeooo:paragraph-rsid="00146a59"/>
    </style:style>
    <style:style style:name="P37" style:family="paragraph" style:parent-style-name="Text_20_body">
      <style:text-properties officeooo:rsid="00171d99" officeooo:paragraph-rsid="00171d99"/>
    </style:style>
    <style:style style:name="P38" style:family="paragraph" style:parent-style-name="Text_20_body">
      <style:paragraph-properties fo:text-align="justify" style:justify-single-word="false"/>
      <style:text-properties officeooo:rsid="00171d99" officeooo:paragraph-rsid="00171d99"/>
    </style:style>
    <style:style style:name="P39" style:family="paragraph" style:parent-style-name="Text_20_body">
      <style:text-properties officeooo:rsid="001ede70" officeooo:paragraph-rsid="001ede70"/>
    </style:style>
    <style:style style:name="P40" style:family="paragraph" style:parent-style-name="Text_20_body">
      <style:text-properties officeooo:rsid="002301d1" officeooo:paragraph-rsid="002301d1"/>
    </style:style>
    <style:style style:name="P41" style:family="paragraph" style:parent-style-name="Text_20_body">
      <style:text-properties fo:font-weight="bold" officeooo:rsid="0026d4a2" officeooo:paragraph-rsid="0026d4a2" style:font-weight-asian="bold" style:font-weight-complex="bold"/>
    </style:style>
    <style:style style:name="P42" style:family="paragraph" style:parent-style-name="Text_20_body">
      <style:paragraph-properties fo:text-align="center" style:justify-single-word="false"/>
      <style:text-properties officeooo:rsid="002a8d54" officeooo:paragraph-rsid="002a8d54"/>
    </style:style>
    <style:style style:name="P43" style:family="paragraph" style:parent-style-name="Text_20_body">
      <style:paragraph-properties fo:text-align="justify" style:justify-single-word="false"/>
      <style:text-properties officeooo:rsid="002a8d54" officeooo:paragraph-rsid="002a8d54"/>
    </style:style>
    <style:style style:name="P44" style:family="paragraph" style:parent-style-name="Text_20_body">
      <style:text-properties officeooo:rsid="002c6900" officeooo:paragraph-rsid="002c6900"/>
    </style:style>
    <style:style style:name="P45" style:family="paragraph" style:parent-style-name="Text_20_body">
      <style:text-properties officeooo:paragraph-rsid="002e4f84"/>
    </style:style>
    <style:style style:name="P46" style:family="paragraph" style:parent-style-name="Text_20_body">
      <style:text-properties style:font-name="Liberation Serif2" fo:font-style="normal" officeooo:rsid="002c6900" officeooo:paragraph-rsid="002c6900" style:font-style-asian="normal" style:font-style-complex="normal"/>
    </style:style>
    <style:style style:name="P47" style:family="paragraph" style:parent-style-name="Text_20_body">
      <style:text-properties officeooo:rsid="003e65c0" officeooo:paragraph-rsid="003e65c0"/>
    </style:style>
    <style:style style:name="P48" style:family="paragraph" style:parent-style-name="Text_20_body">
      <style:text-properties officeooo:paragraph-rsid="004354fd"/>
    </style:style>
    <style:style style:name="P49" style:family="paragraph" style:parent-style-name="Text_20_body">
      <style:paragraph-properties fo:text-align="justify" style:justify-single-word="false"/>
      <style:text-properties officeooo:rsid="001186d0" officeooo:paragraph-rsid="001186d0"/>
    </style:style>
    <style:style style:name="P50" style:family="paragraph" style:parent-style-name="Text_20_body">
      <style:paragraph-properties fo:text-align="justify" style:justify-single-word="false"/>
      <style:text-properties officeooo:rsid="001186d0" officeooo:paragraph-rsid="002e2e4d"/>
    </style:style>
    <style:style style:name="P51" style:family="paragraph" style:parent-style-name="Text_20_body">
      <style:paragraph-properties fo:text-align="justify" style:justify-single-word="false"/>
      <style:text-properties officeooo:rsid="0012fc57" officeooo:paragraph-rsid="0012fc57"/>
    </style:style>
    <style:style style:name="P52" style:family="paragraph" style:parent-style-name="Text_20_body">
      <style:paragraph-properties fo:text-align="justify" style:justify-single-word="false"/>
      <style:text-properties officeooo:rsid="00095c8a" officeooo:paragraph-rsid="004354fd"/>
    </style:style>
    <style:style style:name="P53" style:family="paragraph" style:parent-style-name="Text_20_body">
      <style:paragraph-properties fo:text-align="justify" style:justify-single-word="false"/>
      <style:text-properties officeooo:rsid="00095c8a" officeooo:paragraph-rsid="00095c8a"/>
    </style:style>
    <style:style style:name="P54" style:family="paragraph" style:parent-style-name="Text_20_body">
      <style:paragraph-properties fo:text-align="justify" style:justify-single-word="false"/>
      <style:text-properties officeooo:rsid="000f5ecf" officeooo:paragraph-rsid="000f5ecf"/>
    </style:style>
    <style:style style:name="P55" style:family="paragraph" style:parent-style-name="Text_20_body">
      <style:text-properties officeooo:rsid="0047b3ef" officeooo:paragraph-rsid="0047b3ef"/>
    </style:style>
    <style:style style:name="P56" style:family="paragraph" style:parent-style-name="Text_20_body">
      <style:paragraph-properties fo:text-align="justify" style:justify-single-word="false"/>
      <style:text-properties officeooo:rsid="0049088a" officeooo:paragraph-rsid="0049088a"/>
    </style:style>
    <style:style style:name="P57" style:family="paragraph" style:parent-style-name="Text_20_body">
      <style:paragraph-properties fo:text-align="justify" style:justify-single-word="false"/>
      <style:text-properties fo:font-style="italic" officeooo:rsid="0049088a" officeooo:paragraph-rsid="0049088a" style:font-style-asian="italic" style:font-style-complex="italic"/>
    </style:style>
    <style:style style:name="P58" style:family="paragraph" style:parent-style-name="Title">
      <style:text-properties officeooo:rsid="00095c8a" officeooo:paragraph-rsid="00095c8a"/>
    </style:style>
    <style:style style:name="P59" style:family="paragraph" style:parent-style-name="Text_20_body">
      <style:paragraph-properties fo:margin-top="0cm" fo:margin-bottom="0cm" loext:contextual-spacing="false" fo:line-height="100%" style:writing-mode="page"/>
      <style:text-properties style:font-name="Liberation Serif1" officeooo:rsid="000f5ecf" officeooo:paragraph-rsid="000f5ecf"/>
    </style:style>
    <style:style style:name="P60" style:family="paragraph" style:parent-style-name="Text_20_body">
      <style:paragraph-properties fo:margin-top="0cm" fo:margin-bottom="0cm" loext:contextual-spacing="false" style:writing-mode="page"/>
      <style:text-properties style:font-name="Liberation Serif1" officeooo:rsid="0037acdf" officeooo:paragraph-rsid="0037acdf"/>
    </style:style>
    <style:style style:name="P61" style:family="paragraph" style:parent-style-name="Text_20_body">
      <style:paragraph-properties fo:margin-top="0cm" fo:margin-bottom="0cm" loext:contextual-spacing="false" fo:text-align="end" style:justify-single-word="false" style:writing-mode="page"/>
      <style:text-properties style:font-name="Liberation Serif1" officeooo:rsid="0037acdf" officeooo:paragraph-rsid="0037acdf"/>
    </style:style>
    <style:style style:name="P62" style:family="paragraph" style:parent-style-name="Text_20_body">
      <style:paragraph-properties fo:margin-top="0cm" fo:margin-bottom="0cm" loext:contextual-spacing="false" fo:text-align="start" style:justify-single-word="false" style:writing-mode="page"/>
      <style:text-properties style:font-name="Liberation Serif1" officeooo:rsid="0037acdf" officeooo:paragraph-rsid="0037acdf"/>
    </style:style>
    <style:style style:name="P63" style:family="paragraph" style:parent-style-name="Text_20_body">
      <style:paragraph-properties fo:margin-top="0cm" fo:margin-bottom="0cm" loext:contextual-spacing="false" fo:text-align="end" style:justify-single-word="false" style:writing-mode="page"/>
      <style:text-properties style:font-name="Liberation Serif1" officeooo:rsid="00396d20" officeooo:paragraph-rsid="00396d20"/>
    </style:style>
    <style:style style:name="P64" style:family="paragraph" style:parent-style-name="Text_20_body">
      <style:paragraph-properties fo:margin-top="0cm" fo:margin-bottom="0cm" loext:contextual-spacing="false" fo:line-height="100%" style:writing-mode="page"/>
      <style:text-properties style:font-name="Liberation Serif1" fo:font-style="normal" officeooo:rsid="004026ba" officeooo:paragraph-rsid="003ed6b3" style:font-style-asian="normal" style:font-style-complex="normal"/>
    </style:style>
    <style:style style:name="P65" style:family="paragraph" style:parent-style-name="Text_20_body">
      <style:paragraph-properties fo:margin-top="0cm" fo:margin-bottom="0cm" loext:contextual-spacing="false" style:writing-mode="page"/>
      <style:text-properties style:font-name="Courier 10 Pitch" officeooo:rsid="0012fc57" officeooo:paragraph-rsid="002301d1"/>
    </style:style>
    <style:style style:name="P66" style:family="paragraph" style:parent-style-name="Text_20_body">
      <style:paragraph-properties fo:margin-top="0cm" fo:margin-bottom="0cm" loext:contextual-spacing="false" fo:line-height="100%" style:writing-mode="page"/>
      <style:text-properties style:font-name="Courier 10 Pitch" fo:font-size="11pt" officeooo:rsid="000f5ecf" officeooo:paragraph-rsid="000f5ecf" style:font-size-asian="11pt" style:font-size-complex="11pt"/>
    </style:style>
    <style:style style:name="P67" style:family="paragraph" style:parent-style-name="Text_20_body">
      <style:paragraph-properties fo:margin-top="0cm" fo:margin-bottom="0cm" loext:contextual-spacing="false" style:writing-mode="page"/>
      <style:text-properties style:font-name="Courier 10 Pitch" fo:font-size="11pt" officeooo:rsid="0024d984" officeooo:paragraph-rsid="0026d4a2" style:font-size-asian="11pt" style:font-size-complex="11pt"/>
    </style:style>
    <style:style style:name="P68" style:family="paragraph" style:parent-style-name="Text_20_body">
      <style:paragraph-properties fo:margin-top="0cm" fo:margin-bottom="0cm" loext:contextual-spacing="false" style:writing-mode="page"/>
      <style:text-properties style:font-name="Courier 10 Pitch" fo:font-size="11pt" officeooo:rsid="0026d4a2" officeooo:paragraph-rsid="0026d4a2" style:font-size-asian="11pt" style:font-size-complex="11pt"/>
    </style:style>
    <style:style style:name="P69" style:family="paragraph" style:parent-style-name="Text_20_body">
      <style:paragraph-properties fo:margin-top="0cm" fo:margin-bottom="0cm" loext:contextual-spacing="false" style:writing-mode="page"/>
      <style:text-properties style:font-name="Courier 10 Pitch" fo:font-size="11pt" officeooo:rsid="0026d4a2" officeooo:paragraph-rsid="0028dd96" style:font-size-asian="11pt" style:font-size-complex="11pt"/>
    </style:style>
    <style:style style:name="P70" style:family="paragraph" style:parent-style-name="Text_20_body">
      <style:paragraph-properties fo:margin-top="0cm" fo:margin-bottom="0cm" loext:contextual-spacing="false" style:writing-mode="page"/>
      <style:text-properties style:font-name="Courier 10 Pitch" fo:font-size="11pt" officeooo:rsid="0026d4a2" officeooo:paragraph-rsid="00340a4a" style:font-size-asian="11pt" style:font-size-complex="11pt"/>
    </style:style>
    <style:style style:name="P71" style:family="paragraph" style:parent-style-name="Text_20_body">
      <style:paragraph-properties fo:margin-top="0cm" fo:margin-bottom="0cm" loext:contextual-spacing="false" style:writing-mode="page"/>
      <style:text-properties style:font-name="Courier 10 Pitch" fo:font-size="11pt" officeooo:rsid="0026d4a2" officeooo:paragraph-rsid="0035d190" style:font-size-asian="11pt" style:font-size-complex="11pt"/>
    </style:style>
    <style:style style:name="P72" style:family="paragraph" style:parent-style-name="Text_20_body">
      <style:paragraph-properties fo:margin-top="0cm" fo:margin-bottom="0cm" loext:contextual-spacing="false" style:writing-mode="page"/>
      <style:text-properties style:font-name="Courier 10 Pitch" fo:font-size="11pt" officeooo:rsid="0035d190" officeooo:paragraph-rsid="0035d190" style:font-size-asian="11pt" style:font-size-complex="11pt"/>
    </style:style>
    <style:style style:name="P73" style:family="paragraph" style:parent-style-name="Text_20_body">
      <style:paragraph-properties fo:margin-top="0cm" fo:margin-bottom="0cm" loext:contextual-spacing="false" style:writing-mode="page"/>
      <style:text-properties style:font-name="Courier 10 Pitch" fo:font-size="11pt" officeooo:rsid="0037acdf" officeooo:paragraph-rsid="0037acdf" style:font-size-asian="11pt" style:font-size-complex="11pt"/>
    </style:style>
    <style:style style:name="P74" style:family="paragraph" style:parent-style-name="Text_20_body">
      <style:paragraph-properties fo:margin-top="0cm" fo:margin-bottom="0cm" loext:contextual-spacing="false" style:writing-mode="page"/>
      <style:text-properties style:font-name="Courier 10 Pitch" fo:font-size="11pt" fo:font-style="normal" officeooo:rsid="0024d984" officeooo:paragraph-rsid="0024d984" style:font-size-asian="11pt" style:font-style-asian="normal" style:font-size-complex="11pt" style:font-style-complex="normal"/>
    </style:style>
    <style:style style:name="P75" style:family="paragraph" style:parent-style-name="Text_20_body">
      <style:paragraph-properties fo:margin-top="0cm" fo:margin-bottom="0cm" loext:contextual-spacing="false" style:writing-mode="page"/>
      <style:text-properties style:font-name="Courier 10 Pitch" fo:font-weight="normal" officeooo:rsid="0012fc57" officeooo:paragraph-rsid="002301d1" style:font-weight-asian="normal" style:font-weight-complex="normal"/>
    </style:style>
    <style:style style:name="P76" style:family="paragraph" style:parent-style-name="Text_20_body">
      <style:paragraph-properties fo:margin-top="0cm" fo:margin-bottom="0cm" loext:contextual-spacing="false" style:writing-mode="page"/>
      <style:text-properties style:font-name="Courier 10 Pitch" officeooo:rsid="002e4f84" officeooo:paragraph-rsid="002e4f84"/>
    </style:style>
    <style:style style:name="P77" style:family="paragraph" style:parent-style-name="Text_20_body">
      <style:paragraph-properties fo:margin-top="0cm" fo:margin-bottom="0cm" loext:contextual-spacing="false" style:writing-mode="page"/>
      <style:text-properties style:font-name="Courier 10 Pitch" officeooo:rsid="002e5001" officeooo:paragraph-rsid="002e5001"/>
    </style:style>
    <style:style style:name="P78" style:family="paragraph" style:parent-style-name="Text_20_body">
      <style:paragraph-properties fo:margin-top="0cm" fo:margin-bottom="0cm" loext:contextual-spacing="false" style:writing-mode="page"/>
      <style:text-properties style:font-name="Courier 10 Pitch" officeooo:rsid="0045fedd" officeooo:paragraph-rsid="0045fedd"/>
    </style:style>
    <style:style style:name="P79" style:family="paragraph" style:parent-style-name="Text_20_body">
      <style:paragraph-properties fo:margin-top="0cm" fo:margin-bottom="0cm" loext:contextual-spacing="false" style:writing-mode="page"/>
      <style:text-properties officeooo:rsid="001107fe" officeooo:paragraph-rsid="002c6900"/>
    </style:style>
    <style:style style:name="P80" style:family="paragraph" style:parent-style-name="Text_20_body">
      <style:paragraph-properties fo:margin-top="0cm" fo:margin-bottom="0cm" loext:contextual-spacing="false" style:writing-mode="page"/>
      <style:text-properties style:font-name="Courier 10 Pitch1" fo:font-size="11pt" officeooo:rsid="0035d190" officeooo:paragraph-rsid="0035d190" style:font-size-asian="11pt" style:font-size-complex="11pt"/>
    </style:style>
    <style:style style:name="P81" style:family="paragraph" style:parent-style-name="Text_20_body">
      <style:paragraph-properties fo:margin-top="0cm" fo:margin-bottom="0cm" loext:contextual-spacing="false" style:writing-mode="page"/>
      <style:text-properties style:font-name="Courier 10 Pitch1" fo:font-size="11pt" officeooo:rsid="0035d190" officeooo:paragraph-rsid="003c7f05" style:font-size-asian="11pt" style:font-size-complex="11pt"/>
    </style:style>
    <style:style style:name="P82" style:family="paragraph" style:parent-style-name="Text_20_body" style:master-page-name="">
      <style:paragraph-properties fo:margin-top="0cm" fo:margin-bottom="0cm" loext:contextual-spacing="false" style:page-number="auto" fo:keep-with-next="always" style:writing-mode="page"/>
      <style:text-properties style:font-name="Courier 10 Pitch" fo:font-size="11pt" officeooo:rsid="0024d984" officeooo:paragraph-rsid="0026d4a2" style:font-size-asian="11pt" style:font-size-complex="11pt"/>
    </style:style>
    <style:style style:name="P83" style:family="paragraph" style:parent-style-name="Text_20_body" style:master-page-name="">
      <style:paragraph-properties fo:margin-top="0cm" fo:margin-bottom="0cm" loext:contextual-spacing="false" style:page-number="auto" style:writing-mode="page"/>
      <style:text-properties style:font-name="Courier 10 Pitch" fo:font-size="11pt" officeooo:rsid="0026d4a2" officeooo:paragraph-rsid="0026d4a2" style:font-size-asian="11pt" style:font-size-complex="11pt"/>
    </style:style>
    <style:style style:name="P84" style:family="paragraph" style:parent-style-name="Text_20_body" style:master-page-name="">
      <style:paragraph-properties style:page-number="auto" fo:keep-with-next="always" style:writing-mode="page"/>
      <style:text-properties style:font-name="Courier 10 Pitch" fo:font-size="14pt" officeooo:rsid="00146a59" officeooo:paragraph-rsid="00146a59" style:font-size-asian="14pt" style:font-size-complex="14pt"/>
    </style:style>
    <style:style style:name="P85" style:family="paragraph" style:parent-style-name="Text_20_body" style:master-page-name="">
      <style:paragraph-properties style:page-number="auto" fo:keep-with-next="always" style:writing-mode="page"/>
      <style:text-properties style:font-name="Liberation Serif1" fo:font-weight="bold" officeooo:rsid="001c80b2" officeooo:paragraph-rsid="001c80b2" style:font-weight-asian="bold" style:font-weight-complex="bold"/>
    </style:style>
    <style:style style:name="P86" style:family="paragraph" style:parent-style-name="Text_20_body" style:master-page-name="">
      <style:paragraph-properties style:page-number="auto" fo:keep-with-next="always" style:writing-mode="page"/>
      <style:text-properties style:font-name="Liberation Serif1" fo:font-style="normal" fo:font-weight="bold" officeooo:rsid="0024d984" officeooo:paragraph-rsid="0024d984" style:font-style-asian="normal" style:font-weight-asian="bold" style:font-style-complex="normal" style:font-weight-complex="bold"/>
    </style:style>
    <style:style style:name="P87" style:family="paragraph" style:parent-style-name="Text_20_body" style:master-page-name="">
      <style:paragraph-properties style:page-number="auto" fo:keep-with-next="always" style:writing-mode="page"/>
      <style:text-properties fo:font-weight="bold" officeooo:rsid="0026d4a2" officeooo:paragraph-rsid="00340a4a" style:font-weight-asian="bold" style:font-weight-complex="bold"/>
    </style:style>
    <style:style style:name="P88" style:family="paragraph" style:parent-style-name="Table_20_Contents">
      <style:text-properties style:font-name="Liberation Serif1" officeooo:rsid="001c80b2" officeooo:paragraph-rsid="001c80b2"/>
    </style:style>
    <style:style style:name="P89" style:family="paragraph" style:parent-style-name="Table_20_Contents">
      <style:text-properties style:font-name="Courier 10 Pitch" officeooo:rsid="001c80b2" officeooo:paragraph-rsid="001c80b2"/>
    </style:style>
    <style:style style:name="P90" style:family="paragraph" style:parent-style-name="Table_20_Contents">
      <style:text-properties style:font-name="Courier 10 Pitch" officeooo:rsid="001c80b2" officeooo:paragraph-rsid="00385e53"/>
    </style:style>
    <style:style style:name="P91" style:family="paragraph" style:parent-style-name="Table_20_Contents">
      <style:text-properties style:font-name="Courier 10 Pitch" officeooo:rsid="00385e53" officeooo:paragraph-rsid="00385e53"/>
    </style:style>
    <style:style style:name="P92" style:family="paragraph" style:parent-style-name="Text_20_body">
      <style:paragraph-properties style:writing-mode="page"/>
      <style:text-properties style:font-name="Courier 10 Pitch" fo:font-size="14pt" officeooo:rsid="00146a59" officeooo:paragraph-rsid="00146a59" style:font-size-asian="14pt" style:font-size-complex="14pt"/>
    </style:style>
    <style:style style:name="P93" style:family="paragraph" style:parent-style-name="Text_20_body">
      <style:paragraph-properties style:writing-mode="page"/>
      <style:text-properties style:font-name="Courier 10 Pitch" fo:font-size="14pt" officeooo:rsid="002301d1" officeooo:paragraph-rsid="002301d1" style:font-size-asian="14pt" style:font-size-complex="14pt"/>
    </style:style>
    <style:style style:name="P94" style:family="paragraph" style:parent-style-name="Text_20_body">
      <style:paragraph-properties fo:text-align="justify" style:justify-single-word="false" style:writing-mode="page"/>
      <style:text-properties style:font-name="Liberation Serif1" fo:font-size="12pt" officeooo:rsid="0045fedd" officeooo:paragraph-rsid="0045fedd" style:font-size-asian="12pt" style:font-size-complex="12pt"/>
    </style:style>
    <style:style style:name="P95" style:family="paragraph" style:parent-style-name="Subtitle">
      <style:text-properties officeooo:rsid="00095c8a" officeooo:paragraph-rsid="00095c8a"/>
    </style:style>
    <style:style style:name="P96" style:family="paragraph" style:parent-style-name="Text_20_body">
      <style:paragraph-properties fo:margin-top="0.3cm" fo:margin-bottom="0.25cm" loext:contextual-spacing="false" style:writing-mode="page"/>
      <style:text-properties style:font-name="Liberation Serif1" officeooo:rsid="0037acdf" officeooo:paragraph-rsid="0037acdf"/>
    </style:style>
    <style:style style:name="P97" style:family="paragraph" style:parent-style-name="Text_20_body" style:master-page-name="">
      <style:paragraph-properties fo:margin-top="0cm" fo:margin-bottom="0.25cm" loext:contextual-spacing="false" fo:line-height="100%" style:page-number="auto" style:writing-mode="page"/>
      <style:text-properties style:font-name="Liberation Serif1" officeooo:rsid="001ede70" officeooo:paragraph-rsid="001ede70"/>
    </style:style>
    <style:style style:name="P98" style:family="paragraph" style:parent-style-name="Text_20_body" style:list-style-name="L1">
      <style:text-properties officeooo:rsid="000aeb6c" officeooo:paragraph-rsid="000c64a5"/>
    </style:style>
    <style:style style:name="P99" style:family="paragraph" style:parent-style-name="Text_20_body" style:list-style-name="L2">
      <style:text-properties style:font-name="Liberation Serif1" officeooo:rsid="000c64a5" officeooo:paragraph-rsid="000c64a5"/>
    </style:style>
    <style:style style:name="P100" style:family="paragraph" style:parent-style-name="Text_20_body" style:list-style-name="L10">
      <style:paragraph-properties fo:text-align="justify" style:justify-single-word="false"/>
      <style:text-properties style:font-name="Liberation Serif1" officeooo:rsid="001107fe" officeooo:paragraph-rsid="0012f3cc"/>
    </style:style>
    <style:style style:name="P101" style:family="paragraph" style:parent-style-name="Text_20_body" style:list-style-name="L10">
      <style:paragraph-properties fo:text-align="justify" style:justify-single-word="false"/>
      <style:text-properties style:font-name="Liberation Serif1" fo:font-weight="normal" officeooo:rsid="0012f3cc" officeooo:paragraph-rsid="0012f3cc" style:font-weight-asian="normal" style:font-weight-complex="normal"/>
    </style:style>
    <style:style style:name="P102" style:family="paragraph" style:parent-style-name="Text_20_body" style:list-style-name="L14">
      <style:text-properties style:font-name="Liberation Serif1" officeooo:rsid="00141e09" officeooo:paragraph-rsid="00141e09"/>
    </style:style>
    <style:style style:name="P103" style:family="paragraph" style:parent-style-name="Text_20_body" style:list-style-name="L2">
      <style:text-properties style:font-name="Courier 10 Pitch" fo:font-size="11pt" officeooo:rsid="000c64a5" officeooo:paragraph-rsid="000c64a5" style:font-size-asian="11pt" style:font-size-complex="11pt"/>
    </style:style>
    <style:style style:name="P104" style:family="paragraph" style:parent-style-name="Text_20_body" style:list-style-name="L7">
      <style:paragraph-properties fo:text-align="justify" style:justify-single-word="false"/>
      <style:text-properties style:font-name="Courier 10 Pitch" officeooo:rsid="001186d0" officeooo:paragraph-rsid="001186d0"/>
    </style:style>
    <style:style style:name="P105" style:family="paragraph" style:parent-style-name="Text_20_body" style:list-style-name="L9">
      <style:paragraph-properties fo:text-align="justify" style:justify-single-word="false"/>
      <style:text-properties style:font-name="Courier 10 Pitch" officeooo:rsid="0012f3cc" officeooo:paragraph-rsid="0012f3cc"/>
    </style:style>
    <style:style style:name="P106" style:family="paragraph" style:parent-style-name="Text_20_body" style:list-style-name="L9">
      <style:paragraph-properties fo:text-align="justify" style:justify-single-word="false"/>
      <style:text-properties style:font-name="Courier 10 Pitch" officeooo:rsid="002e2e4d" officeooo:paragraph-rsid="002e2e4d"/>
    </style:style>
    <style:style style:name="P107" style:family="paragraph" style:parent-style-name="Text_20_body">
      <style:text-properties style:font-name="Courier 10 Pitch" fo:font-size="14pt" officeooo:rsid="0045fedd" officeooo:paragraph-rsid="0045fedd" style:font-size-asian="14pt" style:font-size-complex="14pt"/>
    </style:style>
    <style:style style:name="P108" style:family="paragraph" style:parent-style-name="Text_20_body" style:list-style-name="L3">
      <style:text-properties fo:font-style="normal" officeooo:rsid="000c64a5" officeooo:paragraph-rsid="000c64a5" style:font-style-asian="normal" style:font-style-complex="normal"/>
    </style:style>
    <style:style style:name="P109" style:family="paragraph" style:parent-style-name="Text_20_body" style:list-style-name="L3">
      <style:text-properties fo:font-style="normal" officeooo:rsid="000c64a5" officeooo:paragraph-rsid="0020cdad" style:font-style-asian="normal" style:font-style-complex="normal"/>
    </style:style>
    <style:style style:name="P110" style:family="paragraph" style:parent-style-name="Text_20_body" style:list-style-name="L4">
      <style:paragraph-properties fo:text-align="justify" style:justify-single-word="false"/>
      <style:text-properties officeooo:rsid="001186d0" officeooo:paragraph-rsid="001186d0"/>
    </style:style>
    <style:style style:name="P111" style:family="paragraph" style:parent-style-name="Text_20_body" style:list-style-name="L5">
      <style:paragraph-properties fo:text-align="justify" style:justify-single-word="false"/>
      <style:text-properties officeooo:rsid="001186d0" officeooo:paragraph-rsid="001186d0"/>
    </style:style>
    <style:style style:name="P112" style:family="paragraph" style:parent-style-name="Text_20_body" style:list-style-name="L6">
      <style:paragraph-properties fo:text-align="justify" style:justify-single-word="false"/>
      <style:text-properties officeooo:rsid="00182868" officeooo:paragraph-rsid="00182868"/>
    </style:style>
    <style:style style:name="P113" style:family="paragraph" style:parent-style-name="Text_20_body" style:list-style-name="L6">
      <style:paragraph-properties fo:text-align="justify" style:justify-single-word="false"/>
      <style:text-properties officeooo:rsid="0033191a" officeooo:paragraph-rsid="0033191a"/>
    </style:style>
    <style:style style:name="P114" style:family="paragraph" style:parent-style-name="Text_20_body" style:list-style-name="L8">
      <style:paragraph-properties fo:text-align="justify" style:justify-single-word="false"/>
      <style:text-properties officeooo:paragraph-rsid="0042aa4e"/>
    </style:style>
    <style:style style:name="P115" style:family="paragraph" style:parent-style-name="Text_20_body" style:list-style-name="L11">
      <style:paragraph-properties fo:text-align="justify" style:justify-single-word="false"/>
      <style:text-properties officeooo:rsid="0012fc57" officeooo:paragraph-rsid="0012fc57"/>
    </style:style>
    <style:style style:name="P116" style:family="paragraph" style:parent-style-name="Text_20_body" style:list-style-name="L12">
      <style:paragraph-properties fo:text-align="justify" style:justify-single-word="false"/>
      <style:text-properties officeooo:rsid="0012fc57" officeooo:paragraph-rsid="0012fc57"/>
    </style:style>
    <style:style style:name="P117" style:family="paragraph" style:parent-style-name="Text_20_body" style:list-style-name="L13">
      <style:paragraph-properties fo:text-align="justify" style:justify-single-word="false"/>
      <style:text-properties officeooo:rsid="0012fc57" officeooo:paragraph-rsid="0012fc57"/>
    </style:style>
    <style:style style:name="P118" style:family="paragraph" style:parent-style-name="Text_20_body" style:list-style-name="L15">
      <style:text-properties officeooo:rsid="00141e09" officeooo:paragraph-rsid="00141e09"/>
    </style:style>
    <style:style style:name="P119" style:family="paragraph" style:parent-style-name="Text_20_body" style:list-style-name="L16">
      <style:text-properties officeooo:rsid="00146a59" officeooo:paragraph-rsid="00146a59"/>
    </style:style>
    <style:style style:name="P120" style:family="paragraph" style:parent-style-name="Text_20_body" style:list-style-name="L16">
      <style:text-properties officeooo:rsid="0015eb66" officeooo:paragraph-rsid="0015eb66"/>
    </style:style>
    <style:style style:name="P121" style:family="paragraph" style:parent-style-name="Text_20_body">
      <style:paragraph-properties fo:keep-with-next="always" style:writing-mode="page"/>
      <style:text-properties style:font-name="Courier 10 Pitch" fo:font-size="14pt" officeooo:rsid="00146a59" officeooo:paragraph-rsid="00146a59" style:font-size-asian="14pt" style:font-size-complex="14pt"/>
    </style:style>
    <style:style style:name="P122" style:family="paragraph" style:parent-style-name="Text_20_body">
      <style:paragraph-properties fo:keep-with-next="always" style:writing-mode="page"/>
      <style:text-properties style:font-name="Courier 10 Pitch" fo:font-size="14pt" officeooo:rsid="0045fedd" officeooo:paragraph-rsid="0045fedd" style:font-size-asian="14pt" style:font-size-complex="14pt"/>
    </style:style>
    <style:style style:name="P123" style:family="paragraph" style:parent-style-name="Text_20_body">
      <style:paragraph-properties fo:keep-with-next="always" style:writing-mode="page"/>
      <style:text-properties style:font-name="Courier 10 Pitch" fo:font-size="14pt" officeooo:rsid="001ede70" officeooo:paragraph-rsid="001ede70" style:font-size-asian="14pt" style:font-size-complex="14pt"/>
    </style:style>
    <style:style style:name="P124" style:family="paragraph" style:parent-style-name="Heading_20_3">
      <style:text-properties officeooo:rsid="004354fd" officeooo:paragraph-rsid="004354fd"/>
    </style:style>
    <style:style style:name="P125" style:family="paragraph" style:parent-style-name="Heading_20_1">
      <style:text-properties officeooo:rsid="002e4f84" officeooo:paragraph-rsid="002e4f84"/>
    </style:style>
    <style:style style:name="T1" style:family="text">
      <style:text-properties officeooo:rsid="0030ebe6"/>
    </style:style>
    <style:style style:name="T2" style:family="text">
      <style:text-properties fo:font-style="normal" style:font-style-asian="normal" style:font-style-complex="normal"/>
    </style:style>
    <style:style style:name="T3" style:family="text">
      <style:text-properties fo:font-style="normal" officeooo:rsid="0026d4a2" style:font-style-asian="normal" style:font-style-complex="normal"/>
    </style:style>
    <style:style style:name="T4" style:family="text">
      <style:text-properties fo:font-style="normal" officeooo:rsid="000d6bb1" style:font-style-asian="normal" style:font-style-complex="normal"/>
    </style:style>
    <style:style style:name="T5" style:family="text">
      <style:text-properties fo:font-style="normal" officeooo:rsid="004354fd" style:font-style-asian="normal" style:font-style-complex="normal"/>
    </style:style>
    <style:style style:name="T6" style:family="text">
      <style:text-properties fo:font-style="normal" officeooo:rsid="00439aba" style:font-style-asian="normal" style:font-style-complex="normal"/>
    </style:style>
    <style:style style:name="T7" style:family="text">
      <style:text-properties fo:font-style="normal" officeooo:rsid="0047b3ef"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bold" officeooo:rsid="002c6900" style:font-style-asian="normal" style:font-weight-asian="bold" style:font-style-complex="normal" style:font-weight-complex="bold"/>
    </style:style>
    <style:style style:name="T10" style:family="text">
      <style:text-properties officeooo:rsid="000c64a5"/>
    </style:style>
    <style:style style:name="T11" style:family="text">
      <style:text-properties style:font-name="Courier 10 Pitch"/>
    </style:style>
    <style:style style:name="T12" style:family="text">
      <style:text-properties style:font-name="Courier 10 Pitch" officeooo:rsid="001107fe"/>
    </style:style>
    <style:style style:name="T13" style:family="text">
      <style:text-properties style:font-name="Courier 10 Pitch" officeooo:rsid="0012f3cc"/>
    </style:style>
    <style:style style:name="T14" style:family="text">
      <style:text-properties style:font-name="Courier 10 Pitch" fo:font-style="normal" style:font-style-asian="normal" style:font-style-complex="normal"/>
    </style:style>
    <style:style style:name="T15" style:family="text">
      <style:text-properties style:font-name="Courier 10 Pitch" fo:font-style="normal" fo:font-weight="bold" style:font-style-asian="normal" style:font-weight-asian="bold" style:font-style-complex="normal" style:font-weight-complex="bold"/>
    </style:style>
    <style:style style:name="T16" style:family="text">
      <style:text-properties style:font-name="Courier 10 Pitch" fo:font-weight="normal" style:font-weight-asian="normal" style:font-weight-complex="normal"/>
    </style:style>
    <style:style style:name="T17" style:family="text">
      <style:text-properties style:font-name="Courier 10 Pitch" fo:font-weight="normal" officeooo:rsid="00211517" style:font-weight-asian="normal" style:font-weight-complex="normal"/>
    </style:style>
    <style:style style:name="T18" style:family="text">
      <style:text-properties style:font-name="Courier 10 Pitch" officeooo:rsid="00182868"/>
    </style:style>
    <style:style style:name="T19" style:family="text">
      <style:text-properties style:font-name="Courier 10 Pitch" fo:font-size="11pt" style:font-size-asian="11pt" style:font-size-complex="11pt"/>
    </style:style>
    <style:style style:name="T20" style:family="text">
      <style:text-properties style:font-name="Courier 10 Pitch" fo:font-size="11pt" officeooo:rsid="0020cdad" style:font-size-asian="11pt" style:font-size-complex="11pt"/>
    </style:style>
    <style:style style:name="T21" style:family="text">
      <style:text-properties style:font-name="Courier 10 Pitch" fo:font-size="11pt" officeooo:rsid="001107fe" style:font-size-asian="11pt" style:font-size-complex="11pt"/>
    </style:style>
    <style:style style:name="T22" style:family="text">
      <style:text-properties style:font-name="Courier 10 Pitch" fo:font-size="11pt" officeooo:rsid="00141e09" style:font-size-asian="11pt" style:font-size-complex="11pt"/>
    </style:style>
    <style:style style:name="T23" style:family="text">
      <style:text-properties style:font-name="Courier 10 Pitch" fo:font-size="11pt" officeooo:rsid="00439aba" style:font-size-asian="11pt" style:font-size-complex="11pt"/>
    </style:style>
    <style:style style:name="T24" style:family="text">
      <style:text-properties style:font-name="Courier 10 Pitch" fo:font-size="11pt" officeooo:rsid="00450df8" style:font-size-asian="11pt" style:font-size-complex="11pt"/>
    </style:style>
    <style:style style:name="T25" style:family="text">
      <style:text-properties style:font-name="Courier 10 Pitch" fo:font-size="11pt" fo:font-style="normal" style:font-size-asian="11pt" style:font-style-asian="normal" style:font-size-complex="11pt" style:font-style-complex="normal"/>
    </style:style>
    <style:style style:name="T26" style:family="text">
      <style:text-properties style:font-name="Courier 10 Pitch" fo:font-size="11pt" fo:font-weight="normal" style:font-size-asian="11pt" style:font-weight-asian="normal" style:font-size-complex="11pt" style:font-weight-complex="normal"/>
    </style:style>
    <style:style style:name="T27" style:family="text">
      <style:text-properties style:font-name="Courier 10 Pitch" officeooo:rsid="002e2e4d"/>
    </style:style>
    <style:style style:name="T28" style:family="text">
      <style:text-properties style:font-name="Courier 10 Pitch" fo:font-weight="bold" style:font-weight-asian="bold" style:font-weight-complex="bold"/>
    </style:style>
    <style:style style:name="T29" style:family="text">
      <style:text-properties style:font-name="Courier 10 Pitch" fo:font-weight="bold" officeooo:rsid="0035f18a" style:font-weight-asian="bold" style:font-weight-complex="bold"/>
    </style:style>
    <style:style style:name="T30" style:family="text">
      <style:text-properties style:font-name="Courier 10 Pitch" officeooo:rsid="0042aa4e"/>
    </style:style>
    <style:style style:name="T31" style:family="text">
      <style:text-properties style:font-name="Courier 10 Pitch" officeooo:rsid="00450df8"/>
    </style:style>
    <style:style style:name="T32" style:family="text">
      <style:text-properties style:font-name="Courier 10 Pitch" fo:font-size="14pt" style:font-size-asian="14pt" style:font-size-complex="14pt"/>
    </style:style>
    <style:style style:name="T33" style:family="text">
      <style:text-properties style:font-name="Courier 10 Pitch" fo:font-size="14pt" officeooo:rsid="0045fedd" style:font-size-asian="14pt" style:font-size-complex="14pt"/>
    </style:style>
    <style:style style:name="T34" style:family="text">
      <style:text-properties style:font-name="Courier 10 Pitch" fo:font-size="14pt" officeooo:rsid="00182868" style:font-size-asian="14pt" style:font-size-complex="14pt"/>
    </style:style>
    <style:style style:name="T35" style:family="text">
      <style:text-properties style:font-name="Courier 10 Pitch" fo:font-size="14pt" officeooo:rsid="0049088a" style:font-size-asian="14pt" style:font-size-complex="14pt"/>
    </style:style>
    <style:style style:name="T36" style:family="text">
      <style:text-properties style:font-name="Liberation Serif1"/>
    </style:style>
    <style:style style:name="T37" style:family="text">
      <style:text-properties style:font-name="Liberation Serif1" officeooo:rsid="001107fe"/>
    </style:style>
    <style:style style:name="T38" style:family="text">
      <style:text-properties style:font-name="Liberation Serif1" fo:font-weight="normal" style:font-weight-asian="normal" style:font-weight-complex="normal"/>
    </style:style>
    <style:style style:name="T39" style:family="text">
      <style:text-properties style:font-name="Liberation Serif1" fo:font-weight="normal" officeooo:rsid="00211517" style:font-weight-asian="normal" style:font-weight-complex="normal"/>
    </style:style>
    <style:style style:name="T40" style:family="text">
      <style:text-properties style:font-name="Liberation Serif1" fo:font-style="italic" style:font-style-asian="italic" style:font-style-complex="italic"/>
    </style:style>
    <style:style style:name="T41" style:family="text">
      <style:text-properties style:font-name="Liberation Serif1" fo:font-style="italic" officeooo:rsid="004026ba" style:font-style-asian="italic" style:font-style-complex="italic"/>
    </style:style>
    <style:style style:name="T42" style:family="text">
      <style:text-properties style:font-name="Liberation Serif1" fo:font-style="italic" officeooo:rsid="0042aa4e" style:font-style-asian="italic" style:font-style-complex="italic"/>
    </style:style>
    <style:style style:name="T43" style:family="text">
      <style:text-properties style:font-name="Liberation Serif1" fo:font-style="italic" fo:font-weight="normal" style:font-style-asian="italic" style:font-weight-asian="normal" style:font-style-complex="italic" style:font-weight-complex="normal"/>
    </style:style>
    <style:style style:name="T44" style:family="text">
      <style:text-properties style:font-name="Liberation Serif1" fo:font-style="normal" style:font-style-asian="normal" style:font-style-complex="normal"/>
    </style:style>
    <style:style style:name="T45" style:family="text">
      <style:text-properties style:font-name="Liberation Serif1" fo:font-style="normal" officeooo:rsid="004026ba" style:font-style-asian="normal" style:font-style-complex="normal"/>
    </style:style>
    <style:style style:name="T46" style:family="text">
      <style:text-properties style:font-name="Liberation Serif1" fo:font-style="normal" fo:font-weight="normal" officeooo:rsid="0045fedd" style:font-style-asian="normal" style:font-weight-asian="normal" style:font-style-complex="normal" style:font-weight-complex="normal"/>
    </style:style>
    <style:style style:name="T47" style:family="text">
      <style:text-properties style:font-name="Liberation Serif1" fo:font-size="11pt" fo:font-weight="normal" officeooo:rsid="0012f3cc" style:font-size-asian="11pt" style:font-weight-asian="normal" style:font-size-complex="11pt" style:font-weight-complex="normal"/>
    </style:style>
    <style:style style:name="T48" style:family="text">
      <style:text-properties style:font-name="Liberation Serif1" officeooo:rsid="002e2e4d"/>
    </style:style>
    <style:style style:name="T49" style:family="text">
      <style:text-properties style:font-name="Liberation Serif1" officeooo:rsid="0042aa4e"/>
    </style:style>
    <style:style style:name="T50" style:family="text">
      <style:text-properties style:font-name="Liberation Serif1" officeooo:rsid="001186d0"/>
    </style:style>
    <style:style style:name="T51" style:family="text">
      <style:text-properties style:font-name="Liberation Serif1" officeooo:rsid="003ed6b3"/>
    </style:style>
    <style:style style:name="T52" style:family="text">
      <style:text-properties style:font-name="Liberation Serif1" officeooo:rsid="004026ba"/>
    </style:style>
    <style:style style:name="T53" style:family="text">
      <style:text-properties style:font-name="Liberation Serif1" officeooo:rsid="00439aba"/>
    </style:style>
    <style:style style:name="T54" style:family="text">
      <style:text-properties style:font-name="Liberation Serif1" officeooo:rsid="0045fedd"/>
    </style:style>
    <style:style style:name="T55" style:family="text">
      <style:text-properties style:font-name="Liberation Serif1" officeooo:rsid="004af1f3"/>
    </style:style>
    <style:style style:name="T56" style:family="text">
      <style:text-properties fo:font-style="italic" style:font-style-asian="italic" style:font-style-complex="italic"/>
    </style:style>
    <style:style style:name="T57" style:family="text">
      <style:text-properties fo:font-style="italic" officeooo:rsid="0028dd96" style:font-style-asian="italic" style:font-style-complex="italic"/>
    </style:style>
    <style:style style:name="T58" style:family="text">
      <style:text-properties fo:font-style="italic" officeooo:rsid="002a8d54" style:font-style-asian="italic" style:font-style-complex="italic"/>
    </style:style>
    <style:style style:name="T59" style:family="text">
      <style:text-properties fo:font-style="italic" officeooo:rsid="002c6900" style:font-style-asian="italic" style:font-style-complex="italic"/>
    </style:style>
    <style:style style:name="T60" style:family="text">
      <style:text-properties fo:font-style="italic" officeooo:rsid="0035f18a" style:font-style-asian="italic" style:font-style-complex="italic"/>
    </style:style>
    <style:style style:name="T61" style:family="text">
      <style:text-properties fo:font-style="italic" officeooo:rsid="0047b3ef" style:font-style-asian="italic" style:font-style-complex="italic"/>
    </style:style>
    <style:style style:name="T62" style:family="text">
      <style:text-properties fo:font-style="italic" officeooo:rsid="0049088a" style:font-style-asian="italic" style:font-style-complex="italic"/>
    </style:style>
    <style:style style:name="T63" style:family="text">
      <style:text-properties fo:font-style="italic" fo:font-weight="bold" officeooo:rsid="002c6900" style:font-style-asian="italic" style:font-weight-asian="bold" style:font-style-complex="italic" style:font-weight-complex="bold"/>
    </style:style>
    <style:style style:name="T64" style:family="text">
      <style:text-properties officeooo:rsid="000d6bb1"/>
    </style:style>
    <style:style style:name="T65" style:family="text">
      <style:text-properties officeooo:rsid="001107fe"/>
    </style:style>
    <style:style style:name="T66" style:family="text">
      <style:text-properties style:font-name="Liberation Serif2"/>
    </style:style>
    <style:style style:name="T67" style:family="text">
      <style:text-properties style:font-name="Liberation Serif2" fo:font-style="italic" style:font-style-asian="italic" style:font-style-complex="italic"/>
    </style:style>
    <style:style style:name="T68" style:family="text">
      <style:text-properties style:font-name="Liberation Serif2" officeooo:rsid="001107fe"/>
    </style:style>
    <style:style style:name="T69" style:family="text">
      <style:text-properties style:font-name="Liberation Serif2" officeooo:rsid="0012f3cc"/>
    </style:style>
    <style:style style:name="T70" style:family="text">
      <style:text-properties style:font-name="Liberation Serif2" officeooo:rsid="00450df8"/>
    </style:style>
    <style:style style:name="T71" style:family="text">
      <style:text-properties fo:font-size="14pt" style:font-size-asian="14pt" style:font-size-complex="14pt"/>
    </style:style>
    <style:style style:name="T72" style:family="text">
      <style:text-properties fo:font-weight="normal" style:font-weight-asian="normal" style:font-weight-complex="normal"/>
    </style:style>
    <style:style style:name="T73" style:family="text">
      <style:text-properties fo:font-weight="normal" officeooo:rsid="0012f3cc" style:font-weight-asian="normal" style:font-weight-complex="normal"/>
    </style:style>
    <style:style style:name="T74" style:family="text">
      <style:text-properties officeooo:rsid="00194103"/>
    </style:style>
    <style:style style:name="T75" style:family="text">
      <style:text-properties officeooo:rsid="001a2d60"/>
    </style:style>
    <style:style style:name="T76" style:family="text">
      <style:text-properties officeooo:rsid="0020cdad"/>
    </style:style>
    <style:style style:name="T77" style:family="text">
      <style:text-properties officeooo:rsid="002301d1"/>
    </style:style>
    <style:style style:name="T78" style:family="text">
      <style:text-properties officeooo:rsid="0026d4a2"/>
    </style:style>
    <style:style style:name="T79" style:family="text">
      <style:text-properties fo:font-size="11pt" style:font-size-asian="11pt" style:font-size-complex="11pt"/>
    </style:style>
    <style:style style:name="T80" style:family="text">
      <style:text-properties fo:font-size="11pt" officeooo:rsid="00141e09" style:font-size-asian="11pt" style:font-size-complex="11pt"/>
    </style:style>
    <style:style style:name="T81" style:family="text">
      <style:text-properties fo:font-size="11pt" officeooo:rsid="00385e53" style:font-size-asian="11pt" style:font-size-complex="11pt"/>
    </style:style>
    <style:style style:name="T82" style:family="text">
      <style:text-properties fo:font-size="11pt" officeooo:rsid="00410278" style:font-size-asian="11pt" style:font-size-complex="11pt"/>
    </style:style>
    <style:style style:name="T83" style:family="text">
      <style:text-properties fo:font-size="11pt" officeooo:rsid="0045fedd" style:font-size-asian="11pt" style:font-size-complex="11pt"/>
    </style:style>
    <style:style style:name="T84" style:family="text">
      <style:text-properties officeooo:rsid="0028dd96"/>
    </style:style>
    <style:style style:name="T85" style:family="text">
      <style:text-properties officeooo:rsid="002a8d54"/>
    </style:style>
    <style:style style:name="T86" style:family="text">
      <style:text-properties officeooo:rsid="002c6900"/>
    </style:style>
    <style:style style:name="T87" style:family="text">
      <style:text-properties fo:font-size="12pt" style:font-size-asian="12pt" style:font-size-complex="12pt"/>
    </style:style>
    <style:style style:name="T88" style:family="text">
      <style:text-properties fo:font-size="12pt" officeooo:rsid="002c6900" style:font-size-asian="12pt" style:font-size-complex="12pt"/>
    </style:style>
    <style:style style:name="T89" style:family="text">
      <style:text-properties officeooo:rsid="002e2e4d"/>
    </style:style>
    <style:style style:name="T90" style:family="text">
      <style:text-properties officeooo:rsid="002e4f84"/>
    </style:style>
    <style:style style:name="T91" style:family="text">
      <style:text-properties officeooo:rsid="002e5001"/>
    </style:style>
    <style:style style:name="T92" style:family="text">
      <style:text-properties officeooo:rsid="0033191a"/>
    </style:style>
    <style:style style:name="T93" style:family="text">
      <style:text-properties officeooo:rsid="00340a4a"/>
    </style:style>
    <style:style style:name="T94" style:family="text">
      <style:text-properties officeooo:rsid="0035d190"/>
    </style:style>
    <style:style style:name="T95" style:family="text">
      <style:text-properties style:font-name="Courier 10 Pitch1"/>
    </style:style>
    <style:style style:name="T96" style:family="text">
      <style:text-properties style:font-name="Courier 10 Pitch1" officeooo:rsid="00340a4a"/>
    </style:style>
    <style:style style:name="T97" style:family="text">
      <style:text-properties style:font-name="Courier 10 Pitch1" officeooo:rsid="0035d190"/>
    </style:style>
    <style:style style:name="T98" style:family="text">
      <style:text-properties officeooo:rsid="0035f18a"/>
    </style:style>
    <style:style style:name="T99" style:family="text">
      <style:text-properties officeooo:rsid="0037acdf"/>
    </style:style>
    <style:style style:name="T100" style:family="text">
      <style:text-properties officeooo:rsid="00385e53"/>
    </style:style>
    <style:style style:name="T101" style:family="text">
      <style:text-properties officeooo:rsid="003ad9db"/>
    </style:style>
    <style:style style:name="T102" style:family="text">
      <style:text-properties officeooo:rsid="003e65c0"/>
    </style:style>
    <style:style style:name="T103" style:family="text">
      <style:text-properties officeooo:rsid="003ed6b3"/>
    </style:style>
    <style:style style:name="T104" style:family="text">
      <style:text-properties officeooo:rsid="004354fd"/>
    </style:style>
    <style:style style:name="T105" style:family="text">
      <style:text-properties officeooo:rsid="00439aba"/>
    </style:style>
    <style:style style:name="T106" style:family="text">
      <style:text-properties officeooo:rsid="00450df8"/>
    </style:style>
    <style:style style:name="T107" style:family="text">
      <style:text-properties officeooo:rsid="0045fedd"/>
    </style:style>
    <style:style style:name="T108" style:family="text">
      <style:text-properties officeooo:rsid="0047b3ef"/>
    </style:style>
    <style:style style:name="T109" style:family="text">
      <style:text-properties officeooo:rsid="0049088a"/>
    </style:style>
    <style:style style:name="T110" style:family="text">
      <style:text-properties officeooo:rsid="004af1f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SCAT</text:p>
      <text:p text:style-name="P95">manuel <text:span text:style-name="T74">de l’</text:span>utilisateur</text:p>
      <text:p text:style-name="P42">version 1.<text:span text:style-name="T103">12</text:span></text:p>
      <text:h text:style-name="Heading_20_1" text:outline-level="1">Introduction</text:h>
      <text:p text:style-name="P53">Scat est un programme destiné à <text:span text:style-name="T108">tester le programme enfoui dans une carte à puce. Il permet</text:span> envoyer des commandes via un lecteur PC/SC.</text:p>
      <text:p text:style-name="P52">Scat peut s’utiliser en mode interactif ou par l’envoi d’un lot de commandes depuis un fichier. <text:span text:style-name="T105">Il</text:span> lit des commandes sur l’entrée standard et affiche un résultat. </text:p>
      <text:p text:style-name="P52"><text:span text:style-name="T51">Le programme peut aussi être invoqué avec une liste d’arguments qui représente une liste de fichiers. Ces fichiers sont alors lus dans l’ordre de leur </text:span><text:span text:style-name="T52">appariti</text:span><text:span text:style-name="T53">o</text:span><text:span text:style-name="T52">n</text:span><text:span text:style-name="T51"> dans la ligne de commande. </text:span><text:span text:style-name="T52">Le programme s’arrête dès la </text:span><text:span text:style-name="T53">lecture d’une </text:span><text:span text:style-name="T52">première commande </text:span><text:span text:style-name="T41">exit</text:span><text:span text:style-name="T45">.</text:span></text:p>
      <text:p text:style-name="P54">Lors de son lancement <text:span text:style-name="T103">sans argument</text:span>, le programme vérifie si un ou plusieurs lecteurs sont branchés et en affiche la liste. Si aucun lecteur n’est présent, le programme s’arrête. Si au moins un lecteur est présent, le programme affiche une invite de commande « <text:span text:style-name="T11">*</text:span> ». Chaque lecteur est repéré par un numéro.</text:p>
      <text:p text:style-name="P66">Scat version 1.<text:span text:style-name="T85">1</text:span>0</text:p>
      <text:p text:style-name="P66">2 lecteur-s connecté-s</text:p>
      <text:p text:style-name="P66">0 : SCM Microsystems Inc. SCR 355 [CCID Interface] 00 00</text:p>
      <text:p text:style-name="P66">1 : Gemalto PC Twin Reader 01 00</text:p>
      <text:p text:style-name="P66">*</text:p>
      <text:p text:style-name="P59"/>
      <text:p text:style-name="P97">L’utilisateur est alors invité à introduire une commande.</text:p>
      <text:p text:style-name="P64"/>
      <text:h text:style-name="Heading_20_1" text:outline-level="1">G<text:span text:style-name="T64">énéralités sur le</text:span> langage</text:h>
      <text:p text:style-name="P7">Une ligne de commande <text:span text:style-name="T10">peut prendre deux formes :</text:span></text:p>
      <text:list xml:id="list4346955046539154133" text:style-name="L1">
        <text:list-item>
          <text:p text:style-name="P98">forme du nom d’une commande suivi par ses paramètres.</text:p>
        </text:list-item>
      </text:list>
      <text:p text:style-name="P27"><text:tab/><text:span text:style-name="T79">COMMAND</text:span><text:span text:style-name="T82">E</text:span><text:span text:style-name="T79"> A1 ... An</text:span></text:p>
      <text:list xml:id="list5850041472409717335" text:style-name="L2">
        <text:list-item>
          <text:p text:style-name="P99">un lot de données envoyés à la carte.</text:p>
          <text:p text:style-name="P103">d1 d2 ... dn</text:p>
        </text:list-item>
      </text:list>
      <text:p text:style-name="P12">Le caractère # est un marqueur de début de commentaire. Tous les caractères qui suivent jusqu’à la fin de la ligne sont ignorés. L’interprétation <text:span text:style-name="T105">re</text:span>devient active au début de la ligne suivante.</text:p>
      <text:p text:style-name="P2">Les <text:span text:style-name="T84">paramètres des commandes et les lots de données transmises à la carte sont des listes d’octets. Ces listes </text:span>être lus ou affichés selon les modes suivants :</text:p>
      <text:list xml:id="list7952556178963704205" text:style-name="L3">
        <text:list-item>
          <text:p text:style-name="P108"><text:soft-page-break/>le mode <text:span text:style-name="T105">liste</text:span> d’octets <text:span text:style-name="T105">au format hexadécimal</text:span>, <text:span text:style-name="T105">par exemple</text:span> : <text:span text:style-name="T19">62 6f 6</text:span><text:span text:style-name="T20">e</text:span><text:span text:style-name="T19"> 6a 6f 75 72</text:span></text:p>
        </text:list-item>
        <text:list-item>
          <text:p text:style-name="P109">le mode cha<text:span text:style-name="T64">î</text:span>ne de caractères ascii, <text:span text:style-name="T105">par exemple :</text:span> <text:span text:style-name="T21">"</text:span><text:span text:style-name="T19">bonjour</text:span><text:span text:style-name="T21">"</text:span></text:p>
        </text:list-item>
        <text:list-item>
          <text:p text:style-name="P108">le mode entier en numération décimale <text:span text:style-name="T19">%d</text:span><text:span text:style-name="T23">3</text:span><text:span text:style-name="T19">22117268732456802</text:span>, ou hexadécimale <text:span text:style-name="T19">72756f6a6e6f62</text:span>. Les octets d’une table peuvent être interprétés selon la convention <text:span text:style-name="T56">little endian</text:span>, c’est-à-dire en considérant la liste des octets du poids faible vers le poids fort, ou selon la convention <text:span text:style-name="T56">big endian</text:span>, qui considère la liste des octets du poids fort vers le poids faible. <text:span text:style-name="T104">Deux commandes permettent d’assigner l’une des deux conventions.</text:span></text:p>
        </text:list-item>
      </text:list>
      <text:p text:style-name="P5">Quel que soit le format de lecture des expressions, c’est la table d’octets qui lui correspond qui est envoyé à la carte.</text:p>
      <text:p text:style-name="P48"><text:span text:style-name="T4">Des </text:span><text:span text:style-name="T5">attributs</text:span><text:span text:style-name="T4"> permettent de tronquer, d’extraire, </text:span><text:span text:style-name="T6">de dupliquer</text:span><text:span text:style-name="T4"> et de compléter les données </text:span><text:span text:style-name="T6">avec des zéros</text:span><text:span text:style-name="T4">.</text:span></text:p>
      <text:h text:style-name="P124" text:outline-level="3">Les alias</text:h>
      <text:p text:style-name="P3">Il est possible de donner de nom symboliques <text:span text:style-name="T104">à des expressions. Ces noms symboliques sont </text:span>appelés <text:span text:style-name="T56">alias</text:span><text:span text:style-name="T64">. </text:span></text:p>
      <text:p text:style-name="P6">Un alias a une taille fixe. Il est déclaré par la commande</text:p>
      <text:p text:style-name="P29">alias index<text:tab/><text:tab/># pour déclarer un alias d’un octet de nom <text:span text:style-name="T95">"</text:span>index<text:span text:style-name="T95">"</text:span></text:p>
      <text:p text:style-name="P6">ou</text:p>
      <text:p text:style-name="P29">alias tableau[8]<text:tab/># pour déclarer un alias de 8 octets</text:p>
      <text:p text:style-name="P6">Une fois un alias déclaré, on ne peut plus modifier sa taille.</text:p>
      <text:p text:style-name="P6">Un alias se traite comme une expression. Pour l’invoquer, son nom doit être précédé par le symbole $.</text:p>
      <text:h text:style-name="Heading_20_1" text:outline-level="1">Grammaire des expressions</text:h>
      <text:p text:style-name="P32">Une expression <text:span text:style-name="T84">définit une liste d’octets. La grammaire de définition des expressions est décrite ci-après.</text:span></text:p>
      <text:p text:style-name="P56">Une <text:span text:style-name="T56">expression</text:span><text:span text:style-name="T2"> est une </text:span><text:span text:style-name="T56">expression simple</text:span><text:span text:style-name="T2">, ou bien une opération de comparaison appliquée à deux expressions simples :</text:span></text:p>
      <text:p text:style-name="P57">expression <text:span text:style-name="T2">::== </text:span>expression_simple, expression_simple <text:span text:style-name="T2">{==, &gt;=, &lt;=, !=, &gt;, &lt;} </text:span>expression_simple</text:p>
      <text:p text:style-name="P32"><text:span text:style-name="T84">Une </text:span><text:span text:style-name="T57">expression</text:span> <text:span text:style-name="T62">simple</text:span><text:span text:style-name="T109"> </text:span>est une liste de <text:span text:style-name="T85">composantes </text:span>:</text:p>
      <text:p text:style-name="P33"><text:span text:style-name="T56">expression</text:span>_<text:span text:style-name="T62">simple </text:span>::== <text:span text:style-name="T58">composante</text:span> [<text:span text:style-name="T58">composante</text:span>]*</text:p>
      <text:p text:style-name="P34">Un<text:span text:style-name="T85">e</text:span> <text:span text:style-name="T58">composante</text:span> est constitué<text:span text:style-name="T85">e</text:span> <text:span text:style-name="T85">d’un ou plusieurs termes reliés par <text:s/>les opérateurs + (addition), - (soustraction) | (ou logique) ou ^ (ou exclusif)</text:span></text:p>
      <text:p text:style-name="P43"><text:span text:style-name="T56">composante</text:span>::== <text:span text:style-name="T56">terme</text:span> [ <text:span text:style-name="T98">{ </text:span><text:span text:style-name="T28">+</text:span>, <text:span text:style-name="T28">-</text:span>, <text:span text:style-name="T28">|</text:span>, <text:span text:style-name="T28">^</text:span><text:span text:style-name="T29">}</text:span> <text:span text:style-name="T56">terme</text:span>]* </text:p>
      <text:p text:style-name="P43"><text:soft-page-break/>Un terme est constitué d’un ou plusieurs facteurs reliés par les opérateurs * (multiplication) ou &amp; (et logique)</text:p>
      <text:p text:style-name="P43"><text:span text:style-name="T56">terme </text:span>::== <text:s/><text:span text:style-name="T56">facteur</text:span> [{<text:span text:style-name="T28">*</text:span>, <text:span text:style-name="T28">&amp;</text:span>} <text:span text:style-name="T56">facteur</text:span>]*</text:p>
      <text:p text:style-name="P43">Un facteur est une expression entre parenthèse<text:span text:style-name="T105">s</text:span>, <text:span text:style-name="T110">ou</text:span> l’application d’une fonction prédéfinie à un<text:span text:style-name="T86">e expression, ou une donnée. Un facteur est éventuellement suivi d’une liste d’attributs qui permettent d’accéder aux différents octets <text:s/>d’une expression. </text:span></text:p>
      <text:p text:style-name="P79"><text:span text:style-name="T59">facteur_simple</text:span><text:span text:style-name="T56"> </text:span>::= </text:p>
      <text:p text:style-name="P31"><text:tab/> <text:span text:style-name="T86">{( </text:span><text:span text:style-name="T59">expression</text:span><text:span text:style-name="T86"> ), </text:span><text:span text:style-name="T63">length</text:span><text:span text:style-name="T86"> ( </text:span><text:span text:style-name="T59">expressoin</text:span><text:span text:style-name="T86"> ), </text:span><text:span text:style-name="T9">sizeof</text:span><text:span text:style-name="T86">( </text:span><text:span text:style-name="T59">expression</text:span><text:span text:style-name="T86">), </text:span><text:span text:style-name="T59">constante</text:span><text:span text:style-name="T86">} </text:span><text:span text:style-name="T59">liste_attributs</text:span><text:span text:style-name="T86">,</text:span></text:p>
      <text:p text:style-name="P44"><text:span text:style-name="T56">liste_attributs </text:span>::= { [ <text:span text:style-name="T56">expression</text:span> ], <text:span text:style-name="T28">:</text:span> <text:span text:style-name="T56">facteur</text:span>, <text:span text:style-name="T28">;</text:span> <text:span text:style-name="T56">facteur</text:span>, <text:span text:style-name="T28">.</text:span> <text:span text:style-name="T56">facteur</text:span> }*</text:p>
      <text:p text:style-name="P31"><text:span text:style-name="T56">facteur</text:span> <text:span text:style-name="T71">{ [</text:span> { <text:span text:style-name="T28">*</text:span><text:span text:style-name="T72">,</text:span> <text:span text:style-name="T28">;</text:span><text:span text:style-name="T72">,</text:span> <text:span text:style-name="T28">:</text:span> } <text:span text:style-name="T56">facteur</text:span><text:span text:style-name="T71">]</text:span> , <text:span text:style-name="T71">[</text:span> <text:span text:style-name="T28">[</text:span><text:span text:style-name="T59"> </text:span><text:span text:style-name="T60">e</text:span><text:span text:style-name="T59">xpression</text:span><text:span text:style-name="T56"> </text:span><text:span text:style-name="T15">]</text:span><text:span text:style-name="T8"> </text:span><text:span text:style-name="T71">]</text:span> <text:span text:style-name="T71">}</text:span></text:p>
      <text:p text:style-name="P31"><text:span text:style-name="T87">Un</text:span><text:span text:style-name="T88">e</text:span><text:span text:style-name="T87"> </text:span><text:span text:style-name="T88">constante</text:span><text:span text:style-name="T87"> est</text:span> un octet exprimé en notation hexadécimale, ou un entier, en numération décimale ou hexadécimale, ou une chaîne de caractères entre doubles quotes, ou un nom symbolique appelé <text:span text:style-name="T56">alias</text:span><text:span text:style-name="T2">.</text:span></text:p>
      <text:p text:style-name="P30"><text:span text:style-name="T56">constante</text:span>::= <text:span text:style-name="T56">octet</text:span> , <text:span text:style-name="T28">%</text:span> {<text:span text:style-name="T28">d</text:span> , <text:span text:style-name="T28">x</text:span>} <text:span text:style-name="T56">chiffres</text:span> , <text:span text:style-name="T28">"</text:span> <text:span text:style-name="T56">caractères</text:span> <text:span text:style-name="T28">"</text:span><text:span text:style-name="T66"> , </text:span><text:span text:style-name="T28">$</text:span><text:span text:style-name="T66"> </text:span><text:span text:style-name="T67">alias</text:span></text:p>
      <text:p text:style-name="P46">Cette grammaire définit l’ordre de priorité des opérateurs. Ainsi, l’attribut d’un facteur a la priorité la plus haute, suivi par les opérateurs multiplicatifs <text:span text:style-name="T28">*</text:span> et <text:span text:style-name="T28">&amp;</text:span>. Ensuite viennent les opérateurs additifs <text:span text:style-name="T28">+</text:span>, <text:span text:style-name="T11">-</text:span>, <text:span text:style-name="T28">|</text:span>, et <text:span text:style-name="T28">^</text:span>, puis finalement la concaténation.</text:p>
      <text:p text:style-name="P4"><text:span text:style-name="T66">Les résultats des opérateurs arithmétiques dépendent de la convention </text:span><text:span text:style-name="T67">big_endian</text:span><text:span text:style-name="T66"> ou </text:span><text:span text:style-name="T67">little_endian.</text:span></text:p>
      <text:p text:style-name="P4"><text:span text:style-name="T66">Ainsi, en mode </text:span><text:span text:style-name="T67">little_endian</text:span><text:span text:style-name="T66">, l’expression </text:span><text:span text:style-name="T11">1 + (1 2 3)</text:span><text:span text:style-name="T66"> a pour valeur </text:span><text:span text:style-name="T31">02</text:span><text:span text:style-name="T11"> </text:span><text:span text:style-name="T31">0</text:span><text:span text:style-name="T11">2 </text:span><text:span text:style-name="T31">0</text:span><text:span text:style-name="T11">3</text:span><text:span text:style-name="T66">, alors qu’en mode </text:span><text:span text:style-name="T67">big_endian, </text:span><text:span text:style-name="T66">elle a pour valeur </text:span><text:span text:style-name="T70">0</text:span><text:span text:style-name="T11">1 </text:span><text:span text:style-name="T31">0</text:span><text:span text:style-name="T11">2 </text:span><text:span text:style-name="T31">0</text:span><text:span text:style-name="T11">4</text:span><text:span text:style-name="T66">.</text:span></text:p>
      <text:p text:style-name="P49">Les expressions suivantes sont des constantes :</text:p>
      <text:list xml:id="list4129791920860773628" text:style-name="L4">
        <text:list-item>
          <text:p text:style-name="P110">octet : <text:tab/><text:tab/><text:tab/><text:tab/><text:tab/><text:tab/><text:span text:style-name="T19">3b</text:span></text:p>
        </text:list-item>
      </text:list>
      <text:list xml:id="list8763003271289646758" text:style-name="L5">
        <text:list-item>
          <text:p text:style-name="P111">nombre en numération décimale <text:span text:style-name="T36">:</text:span><text:span text:style-name="T11"><text:tab/><text:tab/></text:span><text:span text:style-name="T19">%d1789</text:span></text:p>
        </text:list-item>
        <text:list-item>
          <text:p text:style-name="P111">nombre en numération hexadécimale : <text:tab/><text:span text:style-name="T19">%</text:span><text:span text:style-name="T24">x</text:span><text:span text:style-name="T19">6b3daa</text:span></text:p>
        </text:list-item>
        <text:list-item>
          <text:p text:style-name="P111">une chaîne de caractère :<text:tab/><text:tab/><text:tab/><text:span text:style-name="T21">"</text:span><text:span text:style-name="T19">bonjour\</text:span><text:span text:style-name="T21">"</text:span><text:span text:style-name="T19">monsieur !\n</text:span><text:span text:style-name="T21">"</text:span></text:p>
        </text:list-item>
        <text:list-item>
          <text:p text:style-name="P111"><text:span text:style-name="T68">u</text:span><text:span text:style-name="T66">n alias : <text:tab/><text:tab/><text:tab/><text:tab/><text:tab/></text:span><text:span text:style-name="T19">$header</text:span></text:p>
        </text:list-item>
      </text:list>
      <text:p text:style-name="P38"><text:span text:style-name="T36">Pour accéder au contenu d’un alias, il faut faire précéder son nom par le caractère </text:span><text:span text:style-name="T11">$</text:span><text:span text:style-name="T36">.</text:span></text:p>
      <text:p text:style-name="P15">Il existe <text:span text:style-name="T92">cinq</text:span> alias prédéfinis :</text:p>
      <text:list xml:id="list2813554183286997751" text:style-name="L6">
        <text:list-item>
          <text:p text:style-name="P112"><text:span text:style-name="T19">reply </text:span><text:span text:style-name="T36">: Cet alias de 258 octets contient la réponse de la carte après l’exécution d’une commande.</text:span></text:p>
        </text:list-item>
        <text:list-item>
          <text:p text:style-name="P112"><text:span text:style-name="T11">sw</text:span><text:span text:style-name="T36">, </text:span><text:span text:style-name="T11">sw1</text:span><text:span text:style-name="T36"> et </text:span><text:span text:style-name="T11">sw2</text:span><text:span text:style-name="T36">, respectivement de taille 2, 1 et 1 octets contiennent le </text:span><text:span text:style-name="T40">status word</text:span><text:span text:style-name="T36">, c’est-à-dire les deux derniers octets de la réponse.</text:span></text:p>
        </text:list-item>
        <text:list-item>
          <text:p text:style-name="P113"><text:soft-page-break/><text:span text:style-name="T11">time</text:span><text:span text:style-name="T36">, de taille 4 contient le temps, en millisecondes, entre le </text:span><text:span text:style-name="T49">dernier </text:span><text:span text:style-name="T42">reset</text:span><text:span text:style-name="T49"> de la carte </text:span><text:span text:style-name="T36">et l’exécution de la dernière commande apdu.</text:span></text:p>
        </text:list-item>
      </text:list>
      <text:p text:style-name="P51"><text:span text:style-name="T44">En mode </text:span><text:span text:style-name="T40">little endian</text:span><text:span text:style-name="T44">, la constante </text:span><text:span text:style-name="T25">%xabcdef</text:span><text:span text:style-name="T44"> renvoie la liste d’octets </text:span><text:span text:style-name="T14">ef cd ab</text:span><text:span text:style-name="T44">.</text:span></text:p>
      <text:p text:style-name="P51"><text:span text:style-name="T44">En mode </text:span><text:span text:style-name="T40">big endian</text:span><text:span text:style-name="T44">, la constante </text:span><text:span text:style-name="T25">%xabcdef</text:span><text:span text:style-name="T44"> renvoie la liste d’octets </text:span><text:span text:style-name="T25">ab cd ef</text:span><text:span text:style-name="T44">.</text:span></text:p>
      <text:p text:style-name="P51"><text:span text:style-name="T44">Le mode par défaut au démarrage est le mode </text:span><text:span text:style-name="T40">little endian</text:span><text:span text:style-name="T44">. </text:span></text:p>
      <text:p text:style-name="P49"><text:span text:style-name="T36">L</text:span><text:span text:style-name="T48">a fonction </text:span><text:span text:style-name="T11"><text:s/></text:span><text:span text:style-name="T27">sizeof</text:span><text:span text:style-name="T11"> </text:span><text:span text:style-name="T36">opère sur un</text:span><text:span text:style-name="T48">e expression</text:span><text:span text:style-name="T36"> et renvoie </text:span><text:span text:style-name="T48">son no</text:span><text:span text:style-name="T36">mbre d’octets dans le lot. Le résultat est un lot d’un seul octet.</text:span></text:p>
      <text:p text:style-name="P50"><text:span text:style-name="T36">L</text:span><text:span text:style-name="T48">a fonction </text:span><text:span text:style-name="T11"><text:s/></text:span><text:span text:style-name="T27">length</text:span><text:span text:style-name="T11"> </text:span><text:span text:style-name="T36">opère sur un</text:span><text:span text:style-name="T48">e expression</text:span><text:span text:style-name="T36"> <text:s/>et renvoie </text:span><text:span text:style-name="T48">son no</text:span><text:span text:style-name="T36">mbre d’octets </text:span><text:span text:style-name="T48">jusqu’au premier zéro. Il est destiné à opérer sur des lots d’octets dont l’interprétation est une chaîne de caractères ascii </text:span><text:span text:style-name="T55">avec zéro terminal</text:span><text:span text:style-name="T48">.</text:span></text:p>
      <text:list xml:id="list7206960998070962787" text:style-name="L7">
        <text:list-item>
          <text:p text:style-name="P104"><text:span text:style-name="T89">length("</text:span>bonjour<text:span text:style-name="T65">")</text:span><text:span text:style-name="T37"> </text:span><text:span text:style-name="T36">renvoie la valeur 7, constituée d’un octet égal à 07.</text:span></text:p>
        </text:list-item>
      </text:list>
      <text:p text:style-name="P16">Les caractères utf-8 multi octets comptent pour autant d’octets qu’ils contiennent.</text:p>
      <text:list xml:id="list4126658835116701322" text:style-name="L8">
        <text:list-item>
          <text:p text:style-name="P114"><text:span text:style-name="T27">length("</text:span><text:span text:style-name="T30">été</text:span><text:span text:style-name="T12">")</text:span><text:span text:style-name="T37"> </text:span><text:span text:style-name="T50">renvoie la </text:span><text:span text:style-name="T55">valeur </text:span><text:span text:style-name="T49">5, le caractère unicode </text:span><text:span text:style-name="T30">é</text:span><text:span text:style-name="T49"> étant </text:span><text:span text:style-name="T55">codé sur</text:span><text:span text:style-name="T49"> deux octets.</text:span></text:p>
        </text:list-item>
      </text:list>
      <text:p text:style-name="P17">Pour opérer sur un lot d’octet, il faut introduire des parenthèses :</text:p>
      <text:list xml:id="list2045743439173932675" text:style-name="L9">
        <text:list-item>
          <text:p text:style-name="P105"><text:span text:style-name="T89">sizeof</text:span>(ab ac 12 44)<text:span text:style-name="T36"> renvoie la valeur 4</text:span></text:p>
        </text:list-item>
        <text:list-item>
          <text:p text:style-name="P106"><text:span text:style-name="T106">length</text:span><text:span text:style-name="T11">(ab cd 0 33)</text:span><text:span text:style-name="T36"> renvoie la valeur 2, </text:span><text:span text:style-name="T54">le zéro étant considéré comme terminal</text:span><text:span text:style-name="T36">.</text:span></text:p>
        </text:list-item>
        <text:list-item>
          <text:p text:style-name="P105"><text:span text:style-name="T89">length(</text:span>ab<text:span text:style-name="T89">)</text:span> ac a2 44<text:span text:style-name="T36"> renvoie la valeur </text:span>0<text:span text:style-name="T89">1</text:span> ac a2 44</text:p>
        </text:list-item>
      </text:list>
      <text:p text:style-name="P18">Les attributs d’un facteurs sont facultatifs, et leur nombre est indif<text:span text:style-name="T99">f</text:span>érent. Chaque attribut opère sur la donnée qui le précède.</text:p>
      <text:p text:style-name="P18">L’attribut <text:span text:style-name="T11">.</text:span> duplique la donnée autant de fois que l’indique le second opérande :</text:p>
      <text:list xml:id="list7323379441927117058" text:style-name="L10">
        <text:list-item>
          <text:p text:style-name="P100"><text:span text:style-name="T66">"</text:span><text:span text:style-name="T13">abc</text:span><text:span text:style-name="T11">".</text:span><text:span text:style-name="T13">3</text:span><text:span text:style-name="T69"> renvoie </text:span><text:span text:style-name="T11">"</text:span><text:span text:style-name="T13">abcabcabc</text:span><text:span text:style-name="T11">"</text:span></text:p>
        </text:list-item>
        <text:list-item>
          <text:p text:style-name="P100"><text:span text:style-name="T11">"</text:span><text:span text:style-name="T13">abc</text:span><text:span text:style-name="T11">".</text:span><text:span text:style-name="T13">1</text:span><text:span text:style-name="T69"> renvoie </text:span><text:span text:style-name="T11">"</text:span><text:span text:style-name="T13">abc</text:span><text:span text:style-name="T11">"</text:span></text:p>
        </text:list-item>
        <text:list-item>
          <text:p text:style-name="P101"><text:span text:style-name="T12">"</text:span><text:span text:style-name="T11">abc</text:span><text:span text:style-name="T12">".</text:span><text:span text:style-name="T11">0</text:span> renvoie la valeur 0, constituée d’un octet nul.</text:p>
        </text:list-item>
      </text:list>
      <text:p text:style-name="P11">L’attribut : (deux points) recopie par la droite et remplit éventuellement avec des zéros sur la gauche. </text:p>
      <text:p text:style-name="P10">Lorsque le premier terme a une taille inférieure à la valeur donnée par le second terme, des zéros sont ajoutés sur la gauche.</text:p>
      <text:list xml:id="list2402739768503398336" text:style-name="L11">
        <text:list-item>
          <text:p text:style-name="P115"><text:span text:style-name="T39">L’expression</text:span><text:span text:style-name="T17"> </text:span><text:span text:style-name="T26">(0a 0b 0c) : 5</text:span><text:span text:style-name="T38"> </text:span><text:span text:style-name="T39">produit les octets</text:span><text:span text:style-name="T38"> </text:span><text:span text:style-name="T26">00 00 0a 0b 0c</text:span><text:span text:style-name="T38"> </text:span></text:p>
        </text:list-item>
      </text:list>
      <text:p text:style-name="P10">L’attribut ; (point-virgule) recopie par la gauche et remplit éventuellement avec des zéros sur la droite :</text:p>
      <text:list xml:id="list7994134624062012991" text:style-name="L12">
        <text:list-item>
          <text:p text:style-name="P116"><text:span text:style-name="T39">L’expression </text:span><text:span text:style-name="T47">(</text:span><text:span text:style-name="T26">0a 0b 0c 0d) ; 3</text:span><text:span text:style-name="T38"> </text:span><text:span text:style-name="T39">produit les octets</text:span><text:span text:style-name="T38"> </text:span><text:span text:style-name="T26">0a 0b 0c</text:span></text:p>
        </text:list-item>
      </text:list>
      <text:p text:style-name="P10"><text:soft-page-break/>Lorsque le premier terme a une taille inférieure à la valeur donnée par le second terme, des zéros sont ajoutés sur la droite :</text:p>
      <text:list xml:id="list2590585685729061121" text:style-name="L13">
        <text:list-item>
          <text:p text:style-name="P117"><text:span text:style-name="T39">L’expression </text:span><text:span text:style-name="T26">(0a 0b 0c) ; 5</text:span><text:span text:style-name="T38"> </text:span><text:span text:style-name="T39">produit les octets</text:span><text:span text:style-name="T38"> </text:span><text:span text:style-name="T26">0a 0b 0c 00 00</text:span><text:span text:style-name="T16"> </text:span></text:p>
        </text:list-item>
      </text:list>
      <text:p text:style-name="P51"><text:span text:style-name="T38">L’attribut [</text:span><text:span text:style-name="T43">n</text:span><text:span text:style-name="T38">] renvoie la liste des octets à partir du </text:span><text:span text:style-name="T43">n</text:span><text:span text:style-name="T38">-ième. En mode </text:span><text:span text:style-name="T43">little endian, </text:span><text:span text:style-name="T46">l’expression</text:span><text:span text:style-name="T43"> </text:span><text:span text:style-name="T16">%x1234abcedf[2]</text:span><text:span text:style-name="T38"> renvoie </text:span><text:span text:style-name="T16">ab 34 12</text:span></text:p>
      <text:p text:style-name="P9">Les attributs peuvent se suivre consécutivement, ainsi :</text:p>
      <text:list xml:id="list2908346615851070136" text:style-name="L14">
        <text:list-item>
          <text:p text:style-name="P102"><text:span text:style-name="T26">%x1234abcdef[2]:2*.4</text:span><text:span text:style-name="T72"> renvoie la liste </text:span><text:span text:style-name="T26">34 12 34 12 34 12 34 12</text:span></text:p>
        </text:list-item>
      </text:list>
      <text:p text:style-name="P35">Finalement, dans une expression, tous les termes sont concaténés les uns aux autres :</text:p>
      <text:list xml:id="list7759852219448330195" text:style-name="L15">
        <text:list-item>
          <text:p text:style-name="P118"><text:span text:style-name="T36">l’expression</text:span><text:span text:style-name="T11"> </text:span><text:span text:style-name="T19">%d100 34 ab "toto"</text:span> renvoie la liste d’octets <text:span text:style-name="T19">64 34 ab 74 6f 74 6f</text:span></text:p>
        </text:list-item>
      </text:list>
      <text:p text:style-name="P14">Lors de la lecture d’une chaîne de caractère, les caractères d’échappement suivants sont reconnus <text:span text:style-name="T107">avec leur valeur décimale</text:span> :</text:p>
      <table:table table:name="Tableau2" table:style-name="Tableau2">
        <table:table-column table:style-name="Tableau2.A"/>
        <table:table-column table:style-name="Tableau2.B"/>
        <table:table-column table:style-name="Tableau2.C"/>
        <table:table-row>
          <table:table-cell table:style-name="Tableau2.A1" office:value-type="string">
            <text:p text:style-name="P60"><text:span text:style-name="T19">\a </text:span><text:span text:style-name="T79"><text:s/></text:span></text:p>
          </table:table-cell>
          <table:table-cell table:style-name="Tableau2.B1" office:value-type="string">
            <text:p text:style-name="P61">7</text:p>
          </table:table-cell>
          <table:table-cell table:style-name="Tableau2.C1" office:value-type="string">
            <text:p text:style-name="P62"><text:tab/>bip</text:p>
          </table:table-cell>
        </table:table-row>
        <table:table-row>
          <table:table-cell table:style-name="Tableau2.A2" office:value-type="string">
            <text:p text:style-name="P73">\b </text:p>
          </table:table-cell>
          <table:table-cell table:style-name="Tableau2.B2" office:value-type="string">
            <text:p text:style-name="P61">9</text:p>
          </table:table-cell>
          <table:table-cell table:style-name="Tableau2.C2" office:value-type="string">
            <text:p text:style-name="P62"><text:tab/>Retour arrière</text:p>
          </table:table-cell>
        </table:table-row>
        <table:table-row>
          <table:table-cell table:style-name="Tableau2.A2" office:value-type="string">
            <text:p text:style-name="P73">\e </text:p>
          </table:table-cell>
          <table:table-cell table:style-name="Tableau2.B2" office:value-type="string">
            <text:p text:style-name="P61">27</text:p>
          </table:table-cell>
          <table:table-cell table:style-name="Tableau2.C2" office:value-type="string">
            <text:p text:style-name="P62"><text:tab/>échappement</text:p>
          </table:table-cell>
        </table:table-row>
        <table:table-row>
          <table:table-cell table:style-name="Tableau2.A2" office:value-type="string">
            <text:p text:style-name="P73">\f </text:p>
          </table:table-cell>
          <table:table-cell table:style-name="Tableau2.B2" office:value-type="string">
            <text:p text:style-name="P61">12</text:p>
          </table:table-cell>
          <table:table-cell table:style-name="Tableau2.C2" office:value-type="string">
            <text:p text:style-name="P62"><text:tab/>Saut de page</text:p>
          </table:table-cell>
        </table:table-row>
        <table:table-row>
          <table:table-cell table:style-name="Tableau2.A2" office:value-type="string">
            <text:p text:style-name="P73">\n </text:p>
          </table:table-cell>
          <table:table-cell table:style-name="Tableau2.B2" office:value-type="string">
            <text:p text:style-name="P61">10</text:p>
          </table:table-cell>
          <table:table-cell table:style-name="Tableau2.C2" office:value-type="string">
            <text:p text:style-name="P62"><text:tab/>Saut de ligne</text:p>
          </table:table-cell>
        </table:table-row>
        <table:table-row>
          <table:table-cell table:style-name="Tableau2.A2" office:value-type="string">
            <text:p text:style-name="P73">\r </text:p>
          </table:table-cell>
          <table:table-cell table:style-name="Tableau2.B2" office:value-type="string">
            <text:p text:style-name="P61">13</text:p>
          </table:table-cell>
          <table:table-cell table:style-name="Tableau2.C2" office:value-type="string">
            <text:p text:style-name="P62"><text:tab/>Retour <text:span text:style-name="T100">chariot</text:span></text:p>
          </table:table-cell>
        </table:table-row>
        <table:table-row>
          <table:table-cell table:style-name="Tableau2.A2" office:value-type="string">
            <text:p text:style-name="P73">\t </text:p>
          </table:table-cell>
          <table:table-cell table:style-name="Tableau2.B2" office:value-type="string">
            <text:p text:style-name="P63">8</text:p>
          </table:table-cell>
          <table:table-cell table:style-name="Tableau2.C2" office:value-type="string">
            <text:p text:style-name="P62"><text:tab/>Tabulation horizontale</text:p>
          </table:table-cell>
        </table:table-row>
        <table:table-row>
          <table:table-cell table:style-name="Tableau2.A8" office:value-type="string">
            <text:p text:style-name="P73">\v </text:p>
          </table:table-cell>
          <table:table-cell table:style-name="Tableau2.B8" office:value-type="string">
            <text:p text:style-name="P61">11</text:p>
          </table:table-cell>
          <table:table-cell table:style-name="Tableau2.C8" office:value-type="string">
            <text:p text:style-name="P62"><text:tab/>Tabulation verticale</text:p>
          </table:table-cell>
        </table:table-row>
      </table:table>
      <text:p text:style-name="P96"><text:span text:style-name="T79">Pour tous les autres caractères, le code d’échappement est le caractère lui-même, par exemple </text:span><text:span text:style-name="T19">\</text:span><text:span text:style-name="T22">"</text:span><text:span text:style-name="T79"> est le caractère </text:span><text:span text:style-name="T22">"</text:span><text:span text:style-name="T80">, </text:span><text:span text:style-name="T19">\c</text:span><text:span text:style-name="T79"> est le caractère </text:span><text:span text:style-name="T83">ascii</text:span><text:span text:style-name="T79"> </text:span><text:span text:style-name="T19">c</text:span><text:span text:style-name="T79">, etc.</text:span></text:p>
      <text:p text:style-name="P85">exemples</text:p>
      <table:table table:name="Tableau1" table:style-name="Tableau1">
        <table:table-column table:style-name="Tableau1.A"/>
        <table:table-column table:style-name="Tableau1.B"/>
        <table:table-row>
          <table:table-cell table:style-name="Tableau1.A1" office:value-type="string">
            <text:p text:style-name="P88">Expression</text:p>
          </table:table-cell>
          <table:table-cell table:style-name="Tableau1.B1" office:value-type="string">
            <text:p text:style-name="P88">Résultat</text:p>
          </table:table-cell>
        </table:table-row>
        <table:table-row>
          <table:table-cell table:style-name="Tableau1.A2" office:value-type="string">
            <text:p text:style-name="P65"><text:span text:style-name="T73">(</text:span><text:span text:style-name="T72">0a 0b 0c 0d)</text:span><text:span text:style-name="T38"> : 3</text:span></text:p>
          </table:table-cell>
          <table:table-cell table:style-name="Tableau1.B2" office:value-type="string">
            <text:p text:style-name="P75">0a 0b 0c</text:p>
          </table:table-cell>
        </table:table-row>
        <table:table-row>
          <table:table-cell table:style-name="Tableau1.A2" office:value-type="string">
            <text:p text:style-name="P75">(0a 0b 0c) : 5</text:p>
          </table:table-cell>
          <table:table-cell table:style-name="Tableau1.B2" office:value-type="string">
            <text:p text:style-name="P75">00 00 0a 0b 0c</text:p>
          </table:table-cell>
        </table:table-row>
        <table:table-row>
          <table:table-cell table:style-name="Tableau1.A2" office:value-type="string">
            <text:p text:style-name="P89">5221.5</text:p>
          </table:table-cell>
          <table:table-cell table:style-name="Tableau1.B2" office:value-type="string">
            <text:p text:style-name="P89">52 21 21 21 21 21</text:p>
          </table:table-cell>
        </table:table-row>
        <table:table-row>
          <table:table-cell table:style-name="Tableau1.A2" office:value-type="string">
            <text:p text:style-name="P89">(5221).5</text:p>
          </table:table-cell>
          <table:table-cell table:style-name="Tableau1.B2" office:value-type="string">
            <text:p text:style-name="P89">52 21 52 21 52 21 52 21 52 21</text:p>
          </table:table-cell>
        </table:table-row>
        <table:table-row>
          <table:table-cell table:style-name="Tableau1.A6" office:value-type="string">
            <text:p text:style-name="P90"><text:span text:style-name="T80">"</text:span><text:span text:style-name="T81">\eab\</text:span><text:span text:style-name="T80">"</text:span><text:span text:style-name="T81">\n</text:span><text:span text:style-name="T80">"</text:span></text:p>
          </table:table-cell>
          <table:table-cell table:style-name="Tableau1.B6" office:value-type="string">
            <text:p text:style-name="P91">1b 61 62 22 10</text:p>
          </table:table-cell>
        </table:table-row>
      </table:table>
      <text:p text:style-name="P8"/>
      <text:h text:style-name="Heading_20_1" text:outline-level="1">Liste des commandes</text:h>
      <text:p text:style-name="P40"><text:span text:style-name="T84">La syntaxe pour invoquer </text:span>un alias comme destination d’une expression <text:span text:style-name="T84">est </text:span>la suivante :</text:p>
      <text:p text:style-name="P28">&lt;nom&gt;[offset];longueur</text:p>
      <text:p text:style-name="P19"><text:soft-page-break/>L’affectation a lieu à partir de l’octet n° <text:span text:style-name="T56">offset</text:span><text:span text:style-name="T2"> sur un nombre d’octets égal à </text:span><text:span text:style-name="T56">longueur. </text:span><text:span text:style-name="T2">Les octets d’un alias sont numérotés à partir de zéro. </text:span></text:p>
      <text:p text:style-name="P86">Exemple :</text:p>
      <text:p text:style-name="P74">* alias buffer[10]<text:tab/><text:tab/># définit un alias de 16 octets</text:p>
      <text:p text:style-name="P74">* set buffer[a];3 ff.3<text:tab/># affecte ff aux octets 10, 11 et 12</text:p>
      <text:p text:style-name="P74">* say $buffer<text:tab/><text:tab/><text:tab/># affichage du contenu de "buffer"</text:p>
      <text:p text:style-name="P74"><text:s/>00 00 00 00 00 00 00 00 00 00 ff ff ff 00 00 00</text:p>
      <text:p text:style-name="P13"/>
      <text:p text:style-name="P84">alias &lt;nom&gt; ou alias &lt;nom&gt;[n]</text:p>
      <text:p text:style-name="P36">Déclare un nouvel alias d’une taille spécifiée. Sans indication, la taille par défaut est 1.</text:p>
      <text:p text:style-name="P67"><text:span text:style-name="T2">* alias </text:span><text:span text:style-name="T3">index[1]</text:span><text:span text:style-name="T2"><text:tab/><text:tab/># définit un alias de 1 octet</text:span></text:p>
      <text:p text:style-name="P82"><text:span text:style-name="T2">* alias </text:span><text:span text:style-name="T3">one_byte</text:span><text:span text:style-name="T2"><text:tab/><text:tab/># définit un </text:span><text:span text:style-name="T3">autre </text:span><text:span text:style-name="T2">alias de 1 octet</text:span></text:p>
      <text:p text:style-name="P92"/>
      <text:p text:style-name="P92">big_endian</text:p>
      <text:p text:style-name="P36">C<text:span text:style-name="T107">ette commande c</text:span>ommute la convention d’ordre des octets pour représenter les entiers en mode <text:span text:style-name="T56">big endian</text:span><text:span text:style-name="T2">. </text:span><text:span text:style-name="T3">Avec cette convention les octets aux adresses basses sont les octets de poids fort</text:span>. Le mode par défaut au démarrage du programme est le mode <text:span text:style-name="T56">little endian</text:span>.</text:p>
      <text:p text:style-name="P26">call &lt;nom de macro&gt;</text:p>
      <text:p text:style-name="P20">Cette commande appelle une macro en exécutant l’ensemble de ses commandes.</text:p>
      <text:p text:style-name="P26">end</text:p>
      <text:p text:style-name="P21">Commande de fin de définition de macro.</text:p>
      <text:p text:style-name="P25">exit</text:p>
      <text:p text:style-name="P36">Termine l’<text:span text:style-name="T77">exécution et quitte le programme</text:span>.</text:p>
      <text:p text:style-name="P55"><text:span text:style-name="T32">if </text:span><text:span text:style-name="T35">(</text:span><text:span text:style-name="T32">&lt;</text:span><text:span text:style-name="T35">expression</text:span><text:span text:style-name="T32">&gt;</text:span><text:span text:style-name="T35">)</text:span><text:span text:style-name="T32"> &lt;commande&gt;</text:span></text:p>
      <text:p text:style-name="P22">Cette commande teste l’<text:span text:style-name="T109">expression</text:span>, si cette <text:span text:style-name="T109">expression a une valeur non nulle</text:span>, la commande est exécutée. Dans le cas contraire, la commande est ignorée. <text:span text:style-name="T109">Dans les deux cas, l’exécution se poursuit sur la ligne suivante.</text:span></text:p>
      <text:p text:style-name="P47"><text:span text:style-name="T33">i</text:span><text:span text:style-name="T32">nput &lt;nom de fichier&gt;</text:span></text:p>
      <text:p text:style-name="P47">Branche la fonction d’entrée sur le fichier qui porte le nom spécifié. Cette fonction permet d’inclure les commandes inscrites sur le fichier.</text:p>
      <text:p text:style-name="P121"><text:soft-page-break/>little_endian</text:p>
      <text:p text:style-name="P36">Commu<text:span text:style-name="T93">t</text:span>e la convention d’ordre des octets pour représenter les entiers en mode <text:span text:style-name="T56">little endian</text:span>. <text:span text:style-name="T78">Avec cette convention, les octets aux adresses basses sont les octets de poids faible. </text:span>Le mode par défaut au démarrage est le mode <text:span text:style-name="T56">little endian.</text:span></text:p>
      <text:p text:style-name="P122">macro &lt;nom de macro&gt;</text:p>
      <text:p text:style-name="P94">Définit une macro avec le nom spécifié. <text:span text:style-name="T108">Une macro est définie par une liste de commande qui sont <text:s/>exécutée consécutivement lors de l’invocation de la macro.</text:span> La définition de la macro s’arrête lors de la rencontre de la commande <text:span text:style-name="T56">end</text:span><text:span text:style-name="T2">. </text:span><text:span text:style-name="T7">L’invocation de la macro se fait avec la commande </text:span><text:span text:style-name="T61">call</text:span><text:span text:style-name="T7">.</text:span></text:p>
      <text:p text:style-name="P93">random &lt;alias&gt;</text:p>
      <text:p text:style-name="P40">Affecte à l’alias des octets aléatoires.</text:p>
      <text:p text:style-name="P41">Exemple</text:p>
      <text:p text:style-name="P83">* alias alea[%d10]<text:tab/><text:tab/># déclare un alias de 10 octets</text:p>
      <text:p text:style-name="P68">* random alea<text:tab/><text:tab/><text:tab/># remplit alea avec 10 octets aléatoires</text:p>
      <text:p text:style-name="P68">* say $alea<text:tab/><text:tab/><text:tab/># affichage</text:p>
      <text:p text:style-name="P68"><text:s/>67 c6 69 73 51 ff 4a ec 29 cd</text:p>
      <text:p text:style-name="P23"/>
      <text:p text:style-name="P23">reader &lt;n&gt;</text:p>
      <text:p text:style-name="P36">Connecte le lecteur numéro <text:span text:style-name="T56">n</text:span>. L’expression <text:span text:style-name="T56">n</text:span> doit représenter un entier compris entre 0 et le numéro maximal d’un lecteur connecté. <text:span text:style-name="T76">Une carte doit être insérée dans le lecteur.</text:span></text:p>
      <text:p text:style-name="P123">reset</text:p>
      <text:p text:style-name="P39">Effectue un reset de la carte sur le lecteur connecté.</text:p>
      <text:p text:style-name="P36"><text:span text:style-name="T32">say [</text:span><text:span text:style-name="T34">-</text:span><text:span text:style-name="T32">d | </text:span><text:span text:style-name="T34">-</text:span><text:span text:style-name="T32">x |</text:span><text:span text:style-name="T34">-</text:span><text:span text:style-name="T32">s] &lt;expression&gt;</text:span></text:p>
      <text:p text:style-name="P36">Affiche l’expression à l’écran selon le format spécifié.</text:p>
      <text:list xml:id="list6924036724708274513" text:style-name="L16">
        <text:list-item>
          <text:p text:style-name="P119"><text:span text:style-name="T18">-</text:span><text:span text:style-name="T11">d</text:span> affiche l’expression comme un entier en numération décimale. Ce mode utilise la convention <text:span text:style-name="T56">little endian</text:span> (par défaut) ou <text:span text:style-name="T56">big endian</text:span> spécifiée.</text:p>
        </text:list-item>
        <text:list-item>
          <text:p text:style-name="P119"><text:span text:style-name="T18">-</text:span><text:span text:style-name="T11">x</text:span> affiche l’expression comme un entier en numération hexadécimale. Ce mode utilise la convention <text:span text:style-name="T56">little endian</text:span> (par défaut) ou <text:span text:style-name="T56">big endian</text:span> spécifiée.</text:p>
        </text:list-item>
        <text:list-item>
          <text:p text:style-name="P119"><text:span text:style-name="T18">-</text:span><text:span text:style-name="T11">s</text:span> affiche l’expression comme une chaîne de caractères ascii. <text:span text:style-name="T101">Les caractères d’échappement reconnus sont affichés comme tel. Les caractères ascii non affichable, c’est-à-dire non compris entre 32 et 127 sont affichés sous forme octale \nnn.</text:span></text:p>
        </text:list-item>
        <text:list-item>
          <text:p text:style-name="P120">En l’absence d’indication de format, l’expression s’affiche comme une liste d’octets en numération hexadécimale, <text:span text:style-name="T78">séparés par un espace</text:span>.</text:p>
        </text:list-item>
      </text:list>
      <text:p text:style-name="P87"><text:soft-page-break/>Exemple<text:span text:style-name="T94">s</text:span></text:p>
      <text:p text:style-name="P70">* alias <text:span text:style-name="T93">x[2]</text:span><text:tab/><text:tab/># déclare un alias de 10 octets</text:p>
      <text:p text:style-name="P70">* <text:span text:style-name="T93">set x 45 23<text:tab/><text:tab/># affecte à x le lot d’octets 45 23</text:span></text:p>
      <text:p text:style-name="P70">*<text:tab/><text:tab/><text:tab/><text:tab/><text:span text:style-name="T94"># la convention par défaut est little endian</text:span></text:p>
      <text:p text:style-name="P71">* <text:span text:style-name="T93">say -s $x<text:tab/><text:tab/># affiche </text:span><text:span text:style-name="T96">"</text:span><text:span text:style-name="T97">E#</text:span><text:span text:style-name="T96">"</text:span></text:p>
      <text:p text:style-name="P72"><text:span text:style-name="T96">* </text:span><text:span text:style-name="T95">say -d $x<text:tab/><text:tab/># écriture décimale 9029</text:span></text:p>
      <text:p text:style-name="P80">* say -x $x<text:tab/><text:tab/># écriture hexadécimale 2345</text:p>
      <text:p text:style-name="P80">* big_endian<text:tab/><text:tab/># commute en mode big endian</text:p>
      <text:p text:style-name="P80">* say -d $x<text:tab/><text:tab/># affiche 17699</text:p>
      <text:p text:style-name="P80">* say -x $x<text:tab/><text:tab/># affiche 4523</text:p>
      <text:p text:style-name="P80">* <text:span text:style-name="T101">set x 8 2</text:span></text:p>
      <text:p text:style-name="P81">* <text:span text:style-name="T101">say -s x<text:tab/><text:tab/><text:tab/># affiche "\b\002"</text:span></text:p>
      <text:p text:style-name="P70"/>
      <text:p text:style-name="P24"/>
      <text:p text:style-name="P24"><text:span text:style-name="T102">s</text:span>et &lt;alias&gt; &lt;e<text:span text:style-name="T75">x</text:span>pression&gt;</text:p>
      <text:p text:style-name="P37">Affecte une expression à un alias <text:span text:style-name="T75">ou à une partie d’un alias. Les champs qui définissent l’offset et la longueur sont optionnels.</text:span></text:p>
      <text:p text:style-name="P37">Signale un débordement lorsque la taille de l’expression dépasse celle de l’alias <text:span text:style-name="T75">ou de la taille où les données doivent être écrites.</text:span></text:p>
      <text:p text:style-name="P37">Si la taille de l’expression est inférieure à celle de l’alias <text:span text:style-name="T75">ou de la taille d’écriture</text:span>, des valeurs supplémentaires <text:span text:style-name="T75">nulles </text:span>ont ajoutées aux poids forts <text:span text:style-name="T75">selon la convention big endian ou little endian courante.</text:span></text:p>
      <text:p text:style-name="P69">* <text:span text:style-name="T84">set buffer[3];1 ab</text:span><text:tab/><text:tab/># <text:span text:style-name="T84">affecte ab en position 3 de l’alias buffer</text:span></text:p>
      <text:p text:style-name="P69"><text:tab/><text:tab/><text:tab/><text:tab/><text:tab/><text:span text:style-name="T84"># les autres octets sont inchangés</text:span></text:p>
      <text:p text:style-name="P69"/>
      <text:h text:style-name="P125" text:outline-level="1">Exemples</text:h>
      <text:p text:style-name="P45"/>
      <text:p text:style-name="P76">Reader 0<text:tab/><text:tab/><text:tab/># déclare actif le lecteur numéro 0</text:p>
      <text:p text:style-name="P76">alias nom[32]<text:tab/><text:tab/># déclare un alias de 32 octets</text:p>
      <text:p text:style-name="P76">set nom <text:span text:style-name="T65">"</text:span>sarah<text:span text:style-name="T65">"<text:tab/></text:span># affecte une chaîne de 5 octets suivie de 0</text:p>
      <text:p text:style-name="P76"># envoi d’une com<text:span text:style-name="T110">m</text:span>ande de personnalisation</text:p>
      <text:p text:style-name="P76"># p3 <text:span text:style-name="T91">doit contenir la longueur du nom</text:span></text:p>
      <text:p text:style-name="P77"># et les données entrantes limitées au nombre de caractères</text:p>
      <text:p text:style-name="P76">80 01 00 00 length($nom) $nom;length($nom)</text:p>
      <text:p text:style-name="P76">80 c0 00 00 00</text:p>
      <text:p text:style-name="P76">80 c0 00 00 $sw2</text:p>
      <text:p text:style-name="P78">ex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10 Pitch1" svg:font-family="'Courier 10 Pitch'"/>
    <style:font-face style:name="Liberation Serif2" svg:font-family="'Liberation Serif'" style:font-family-generic="roman"/>
    <style:font-face style:name="FreeSans1" svg:font-family="FreeSans" style:font-family-generic="swiss"/>
    <style:font-face style:name="Courier 10 Pitch" svg:font-family="'Courier 10 Pitch'"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30ebe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text:page-number>/<text:page-count>8</text:page-count><text:span text:style-name="M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8T14:44:52.842797220</meta:creation-date>
    <dc:date>2018-09-12T09:59:16.727170209</dc:date>
    <meta:editing-duration>PT7H23M49S</meta:editing-duration>
    <meta:editing-cycles>34</meta:editing-cycles>
    <meta:generator>LibreOffice/5.2.7.2$Linux_X86_64 LibreOffice_project/20m0$Build-2</meta:generator>
    <meta:print-date>2017-10-12T15:21:25.126334355</meta:print-date>
    <meta:document-statistic meta:table-count="2" meta:image-count="0" meta:object-count="0" meta:page-count="8" meta:paragraph-count="210" meta:word-count="2334" meta:character-count="13393" meta:non-whitespace-character-count="11211"/>
  </office:meta>
</office:document-meta>
</file>